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144cm" table:align="left"/>
    </style:style>
    <style:style style:name="Tableau1.A" style:family="table-column">
      <style:table-column-properties style:column-width="0.49cm"/>
    </style:style>
    <style:style style:name="Tableau1.B" style:family="table-column">
      <style:table-column-properties style:column-width="2.796cm"/>
    </style:style>
    <style:style style:name="Tableau1.C" style:family="table-column">
      <style:table-column-properties style:column-width="5.858cm"/>
    </style:style>
    <style:style style:name="Tableau1.A1" style:family="table-cell">
      <style:table-cell-properties style:vertical-align="" style:writing-mode="page"/>
    </style:style>
    <style:style style:name="Tableau1.B1" style:family="table-cell">
      <style:table-cell-properties style:vertical-align="" fo:padding="0cm" fo:border="none" style:writing-mode="page"/>
    </style:style>
    <style:style style:name="Tableau1.B2" style:family="table-cell">
      <style:table-cell-properties style:vertical-align="middle" style:writing-mode="page"/>
    </style:style>
    <style:style style:name="Tableau1.C2" style:family="table-cell">
      <style:table-cell-properties style:vertical-align="middle" style:writing-mode="page"/>
    </style:style>
    <style:style style:name="Tableau3" style:family="table">
      <style:table-properties style:width="9.095cm" table:align="left"/>
    </style:style>
    <style:style style:name="Tableau3.A" style:family="table-column">
      <style:table-column-properties style:column-width="0.596cm"/>
    </style:style>
    <style:style style:name="Tableau3.B" style:family="table-column">
      <style:table-column-properties style:column-width="3.902cm"/>
    </style:style>
    <style:style style:name="Tableau3.C" style:family="table-column">
      <style:table-column-properties style:column-width="4.597cm"/>
    </style:style>
    <style:style style:name="Tableau3.A1" style:family="table-cell">
      <style:table-cell-properties style:vertical-align="" style:writing-mode="page"/>
    </style:style>
    <style:style style:name="Tableau3.B1" style:family="table-cell">
      <style:table-cell-properties style:vertical-align="" fo:padding="0cm" fo:border="none" style:writing-mode="page"/>
    </style:style>
    <style:style style:name="Tableau3.C1" style:family="table-cell">
      <style:table-cell-properties style:vertical-align="middle" style:writing-mode="page"/>
    </style:style>
    <style:style style:name="Tableau3.B2" style:family="table-cell">
      <style:table-cell-properties style:vertical-align="middle" fo:padding="0cm" fo:border="none" style:writing-mode="page"/>
    </style:style>
    <style:style style:name="Tableau3.C2" style:family="table-cell">
      <style:table-cell-properties style:vertical-align="middle" style:writing-mode="page"/>
    </style:style>
    <style:style style:name="Tableau3.C3" style:family="table-cell">
      <style:table-cell-properties style:vertical-align="middle" style:writing-mode="page"/>
    </style:style>
    <style:style style:name="Tableau3.B4" style:family="table-cell">
      <style:table-cell-properties style:vertical-align="middle" style:writing-mode="page"/>
    </style:style>
    <style:style style:name="Tableau3.C4" style:family="table-cell">
      <style:table-cell-properties style:vertical-align="middle" style:writing-mode="page"/>
    </style:style>
    <style:style style:name="Tableau5" style:family="table">
      <style:table-properties style:width="9.14cm" table:align="left"/>
    </style:style>
    <style:style style:name="Tableau5.A" style:family="table-column">
      <style:table-column-properties style:column-width="3.993cm"/>
    </style:style>
    <style:style style:name="Tableau5.B" style:family="table-column">
      <style:table-column-properties style:column-width="5.147cm"/>
    </style:style>
    <style:style style:name="Tableau5.1" style:family="table-row">
      <style:table-row-properties style:min-row-height="3.251cm"/>
    </style:style>
    <style:style style:name="Tableau5.A1" style:family="table-cell">
      <style:table-cell-properties style:vertical-align="" style:writing-mode="page"/>
    </style:style>
    <style:style style:name="Tableau5.B1" style:family="table-cell">
      <style:table-cell-properties style:vertical-align="middle" style:writing-mode="page"/>
    </style:style>
    <style:style style:name="Tableau5.2" style:family="table-row">
      <style:table-row-properties style:min-row-height="3.799cm"/>
    </style:style>
    <style:style style:name="Tableau5.3" style:family="table-row">
      <style:table-row-properties style:row-height="3.701cm"/>
    </style:style>
    <style:style style:name="Tableau5.4" style:family="table-row">
      <style:table-row-properties style:min-row-height="3.5cm"/>
    </style:style>
    <style:style style:name="Tableau5.5" style:family="table-row">
      <style:table-row-properties style:min-row-height="3.701cm"/>
    </style:style>
    <style:style style:name="Tableau7" style:family="table">
      <style:table-properties style:width="9.144cm" table:align="left" fo:background-color="transparent">
        <style:background-image/>
      </style:table-properties>
    </style:style>
    <style:style style:name="Tableau7.A" style:family="table-column">
      <style:table-column-properties style:column-width="0.681cm"/>
    </style:style>
    <style:style style:name="Tableau7.B" style:family="table-column">
      <style:table-column-properties style:column-width="1.023cm"/>
    </style:style>
    <style:style style:name="Tableau7.C" style:family="table-column">
      <style:table-column-properties style:column-width="5.588cm"/>
    </style:style>
    <style:style style:name="Tableau7.D" style:family="table-column">
      <style:table-column-properties style:column-width="1.852cm"/>
    </style:style>
    <style:style style:name="Tableau7.1" style:family="table-row">
      <style:table-row-properties style:row-height="0.7cm"/>
    </style:style>
    <style:style style:name="Tableau7.A1" style:family="table-cell">
      <style:table-cell-properties style:vertical-align="middle"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7.B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7.2" style:family="table-row">
      <style:table-row-properties style:row-height="0.7cm" fo:background-color="transparent">
        <style:background-image/>
      </style:table-row-properties>
    </style:style>
    <style:style style:name="Tableau7.B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7.D2" style:family="table-cell">
      <style:table-cell-properties style:vertical-align="middle" fo:background-color="#add9e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7.3" style:family="table-row">
      <style:table-row-properties style:row-height="0.801cm"/>
    </style:style>
    <style:style style:name="Tableau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4" style:family="table-row">
      <style:table-row-properties style:row-height="0.801cm"/>
    </style:style>
    <style:style style:name="Tableau7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5" style:family="table-row">
      <style:table-row-properties style:row-height="0.801cm"/>
    </style:style>
    <style:style style:name="Tableau7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6" style:family="table-row">
      <style:table-row-properties style:row-height="0.801cm"/>
    </style:style>
    <style:style style:name="Tableau7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Header_20_M_20_page_20_impaire_20__28_D_29_">
      <style:text-properties officeooo:rsid="0101a5c8" officeooo:paragraph-rsid="0101a5c8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G_20_page_20_paire_20__28_G_29_">
      <style:text-properties officeooo:rsid="00fbc68f" officeooo:paragraph-rsid="00fbc68f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8" style:family="paragraph" style:parent-style-name="_5f_Paragraphe">
      <style:paragraph-properties fo:margin-top="0cm" fo:margin-bottom="0.101cm" style:contextual-spacing="false"/>
    </style:style>
    <style:style style:name="P9" style:family="paragraph" style:parent-style-name="_5f_Paragraphe_5f_Réponse_5f_Elève">
      <style:text-properties officeooo:paragraph-rsid="00c07b09"/>
    </style:style>
    <style:style style:name="P10" style:family="paragraph" style:parent-style-name="_5f_Paragraphe_5f_Réponse_5f_Pointillés_5f_Grisés">
      <style:text-properties officeooo:paragraph-rsid="00c07b09"/>
    </style:style>
    <style:style style:name="P11" style:family="paragraph" style:parent-style-name="Standard" style:list-style-name="_5f_Numérotation_20_des_20_exercices"/>
    <style:style style:name="P12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3" style:family="paragraph" style:parent-style-name="_5f_Footer_20_page_20_impaire_20__28_D_29_">
      <style:text-properties officeooo:paragraph-rsid="01316a8b"/>
    </style:style>
    <style:style style:name="P14" style:family="paragraph" style:parent-style-name="_5f_Footer_20_page_20_impaire_20__28_D_29_"/>
    <style:style style:name="P15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1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18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19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0" style:family="paragraph" style:parent-style-name="_5f_Footer_20_page_20_paire_20__28_G_29_">
      <style:text-properties officeooo:paragraph-rsid="013b50d8"/>
    </style:style>
    <style:style style:name="P21" style:family="paragraph" style:parent-style-name="_5f_Footer_20_page_20_paire_20__28_G_29_">
      <style:text-properties officeooo:paragraph-rsid="01397109"/>
    </style:style>
    <style:style style:name="P22" style:family="paragraph" style:parent-style-name="_5f_Footer_20_page_20_paire_20__28_G_29_">
      <style:text-properties officeooo:paragraph-rsid="0135ac9e"/>
    </style:style>
    <style:style style:name="P23" style:family="paragraph" style:parent-style-name="_5f_Footer_20_page_20_paire_20__28_G_29_">
      <style:text-properties officeooo:paragraph-rsid="01336347"/>
    </style:style>
    <style:style style:name="P24" style:family="paragraph" style:parent-style-name="_5f_Footer_20_page_20_paire_20__28_G_29_">
      <style:text-properties officeooo:paragraph-rsid="01316a8b"/>
    </style:style>
    <style:style style:name="P25" style:family="paragraph" style:parent-style-name="_5f_Footer_20_page_20_paire_20__28_G_29_"/>
    <style:style style:name="P26" style:family="paragraph" style:parent-style-name="_5f_Header_20_D_20_page_20_paire_20__28_G_29_">
      <style:text-properties officeooo:rsid="0101821f" officeooo:paragraph-rsid="0101821f"/>
    </style:style>
    <style:style style:name="P27" style:family="paragraph" style:parent-style-name="_5f_Header_20_D_20_page_20_paire_20__28_G_29_">
      <style:text-properties officeooo:paragraph-rsid="00fe4814"/>
    </style:style>
    <style:style style:name="P28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29" style:family="paragraph" style:parent-style-name="_5f_Header_20_G_20_page_20_paire_20__28_G_29_">
      <style:text-properties officeooo:rsid="00ff3616" officeooo:paragraph-rsid="00ff3616"/>
    </style:style>
    <style:style style:name="P30" style:family="paragraph" style:parent-style-name="_5f_Header_20_M_20_page_20_impaire_20__28_D_29_">
      <style:text-properties officeooo:rsid="01035d0f" officeooo:paragraph-rsid="01035d0f"/>
    </style:style>
    <style:style style:name="P31" style:family="paragraph" style:parent-style-name="_5f_Header_20_M_20_page_20_paire_20__28_G_29_">
      <style:text-properties officeooo:rsid="0101a5c8" officeooo:paragraph-rsid="0101a5c8"/>
    </style:style>
    <style:style style:name="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3" style:family="paragraph" style:parent-style-name="_5f_Paragraphe_5f_avec_5f_Num_5f_Question" style:list-style-name="_5f_Numérotation_20_des_20_exercices"/>
    <style:style style:name="P34" style:family="paragraph" style:parent-style-name="_5f_Paragraphe_5f_avec_5f_Num_5f_Question" style:list-style-name="_5f_Numérotation_20_des_20_exercices">
      <style:text-properties officeooo:paragraph-rsid="00c07b09"/>
    </style:style>
    <style:style style:name="P35" style:family="paragraph" style:parent-style-name="_5f_Paragraphe_5f_avec_5f_Num_5f_Question" style:list-style-name="_5f_Numérotation_20_des_20_exercices">
      <style:paragraph-properties fo:margin-top="0.199cm" fo:margin-bottom="0cm" style:contextual-spacing="false"/>
      <style:text-properties officeooo:paragraph-rsid="00c07b09"/>
    </style:style>
    <style:style style:name="P36" style:family="paragraph" style:parent-style-name="_5f_Paragraphe_5f_avec_5f_Num_5f_Question" style:list-style-name="">
      <style:text-properties officeooo:paragraph-rsid="00c07b09"/>
    </style:style>
    <style:style style:name="P37" style:family="paragraph" style:parent-style-name="_5f_Paragraphe_5f_avec_5f_Num_5f_Question" style:list-style-name="_5f_Numérotation_20_des_20_exercices">
      <loext:graphic-properties draw:fill="none"/>
      <style:paragraph-properties fo:margin-left="0cm" fo:margin-right="0cm" fo:margin-top="0.199cm" fo:margin-bottom="0.101cm" style:contextual-spacing="false" fo:text-align="justify" style:justify-single-word="false" fo:text-indent="0cm" style:auto-text-indent="false" fo:background-color="transparent" text:number-lines="true" text:line-number="0"/>
    </style:style>
    <style:style style:name="P38" style:family="paragraph" style:parent-style-name="_5f_Paragraphe_5f_avec_5f_Num_5f_Question" style:list-style-name="_5f_Numérotation_20_des_20_exercices">
      <style:paragraph-properties fo:text-align="start" style:justify-single-word="false"/>
    </style:style>
    <style:style style:name="P39" style:family="paragraph" style:parent-style-name="_5f_Premier_5f_Titre_5f_Exercices_5f_avec_5f_Num_5f_Exo_5f_sans_5f_Titre" style:list-style-name="_5f_Numérotation_20_des_20_exercices"/>
    <style:style style:name="P40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41" style:family="paragraph" style:parent-style-name="_5f_Titre_5f_Exercices_5f_avec_5f_Titre" style:list-style-name="_5f_Numérotation_20_des_20_exercices"/>
    <style:style style:name="P42" style:family="paragraph" style:parent-style-name="_5f_Titre_5f_Exercices_5f_sans_5f_Titre" style:list-style-name="_5f_Numérotation_20_des_20_exercices"/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5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e8c32a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5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6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6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1" style:family="paragraph">
      <style:paragraph-properties fo:text-align="center"/>
    </style:style>
    <style:style style:name="P62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3" style:family="paragraph">
      <loext:graphic-properties draw:fill="solid" draw:fill-color="#7fb241"/>
    </style:style>
    <style:style style:name="P64" style:family="paragraph">
      <loext:graphic-properties draw:fill="solid" draw:fill-color="#9d0f89"/>
    </style:style>
    <style:style style:name="P65" style:family="paragraph">
      <loext:graphic-properties draw:fill="solid" draw:fill-color="#1ca2b8"/>
    </style:style>
    <style:style style:name="P66" style:family="paragraph">
      <loext:graphic-properties draw:fill="solid" draw:fill-color="#d7e12c"/>
    </style:style>
    <style:style style:name="P6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6" fo:font-size="16pt" fo:font-weight="bold"/>
    </style:style>
    <style:style style:name="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T3" style:family="text">
      <style:text-properties fo:font-variant="small-caps" fo:color="#7fb241" loext:opacity="100%" style:font-name="Bitstream Vera Sans6" fo:font-size="16pt" fo:font-weight="bold" officeooo:rsid="02768590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0c07b09"/>
    </style:style>
    <style:style style:name="T8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9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T10" style:family="text">
      <style:text-properties style:use-window-font-color="true" loext:opacity="0%" style:text-outline="false" style:text-line-through-style="none" style:text-line-through-type="none" style:font-name="Bitstream Vera Sans1" fo:font-size="5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1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8c32a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Bitstream Vera Sans1" fo:font-size="6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5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6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1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85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2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" style:family="graphic">
      <style:graphic-properties loext:decorative="false" fo:margin-left="1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3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824cm" fo:min-width="0.6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732cm" fo:min-width="0.59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7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8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54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51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517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" style:family="graphic">
      <style:graphic-properties loext:decorative="false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4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26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23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89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13cm" fo:min-width="0.12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6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tyle:writing-mode="lr-tb" loext:decorative="false" style:run-through="foreground"/>
    </style:style>
    <style:style style:name="gr28" style:family="graphic">
      <style:graphic-properties loext:decorative="false" style:run-through="foreground"/>
    </style:style>
    <style:style style:name="gr2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388cm" fo:min-width="0.80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94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9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94cm" fo:min-width="0.62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37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347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3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4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74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" style:family="graphic">
      <style:graphic-properties loext:decorative="false" style:run-through="foreground" style:wrap="dynamic" style:number-wrapped-paragraphs="no-limit" style:wrap-contour="true" style:wrap-contour-mode="full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9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24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00b8ff" draw:fill-image-width="0cm" draw:fill-image-height="0cm" fo:min-height="0.41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draw:stroke-dash="Dashed_20__28_var_29__20_119" svg:stroke-width="0.019cm" svg:stroke-color="#000000" draw:marker-start-width="0.302cm" draw:marker-start-center="false" draw:marker-end-width="0.302cm" draw:marker-end-center="false" draw:fill="none" draw:fill-color="#ffffff" draw:auto-grow-width="true" fo:min-height="0.413cm" fo:min-width="0.23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" style:family="graphic">
      <style:graphic-properties draw:stroke="none" draw:stroke-dash="Dashed_20__28_var_29__20_120" svg:stroke-width="0.019cm" svg:stroke-color="#000000" draw:marker-start-width="0.302cm" draw:marker-start-center="false" draw:marker-end-width="0.302cm" draw:marker-end-center="false" draw:fill="none" draw:fill-color="#ffffff" draw:auto-grow-width="true" fo:min-height="0.413cm" fo:min-width="0.10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" style:family="graphic">
      <style:graphic-properties draw:stroke="none" draw:stroke-dash="Dashed_20__28_var_29__20_121" svg:stroke-width="0.019cm" svg:stroke-color="#000000" draw:marker-start-width="0.302cm" draw:marker-start-center="false" draw:marker-end-width="0.302cm" draw:marker-end-center="false" draw:fill="none" draw:fill-color="#ffffff" draw:auto-grow-width="true" fo:min-height="0.413cm" fo:min-width="0.21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" style:family="graphic">
      <style:graphic-properties draw:stroke="solid" draw:stroke-dash="Dashed_20__28_var_29__20_122" svg:stroke-width="0.019cm" svg:stroke-color="#000000" draw:marker-start-width="0.302cm" draw:marker-start-center="false" draw:marker-end-width="0.30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" style:family="graphic">
      <style:graphic-properties draw:stroke="none" draw:stroke-dash="Dashed_20__28_var_29__20_123" svg:stroke-width="0.019cm" svg:stroke-color="#000000" draw:marker-start-width="0.302cm" draw:marker-start-center="false" draw:marker-end-width="0.302cm" draw:marker-end-center="false" draw:fill="none" draw:fill-color="#ffffff" draw:auto-grow-width="true" fo:min-height="0.413cm" fo:min-width="0.6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0" style:family="graphic">
      <style:graphic-properties draw:stroke="none" draw:stroke-dash="Dashed_20__28_var_29__20_124" svg:stroke-width="0.019cm" svg:stroke-color="#000000" draw:marker-start-width="0.302cm" draw:marker-start-center="false" draw:marker-end-width="0.302cm" draw:marker-end-center="false" draw:fill="none" draw:fill-color="#ffffff" draw:auto-grow-width="true" fo:min-height="0.413cm" fo:min-width="0.6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" style:family="graphic">
      <style:graphic-properties draw:stroke="solid" draw:stroke-dash="Dashed_20__28_var_29__20_125" svg:stroke-width="0.019cm" svg:stroke-color="#000000" draw:marker-start-width="0.302cm" draw:marker-start-center="false" draw:marker-end-width="0.30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" style:family="graphic">
      <style:graphic-properties draw:stroke="solid" svg:stroke-width="0.019cm" svg:stroke-color="#000000" draw:marker-start-width="0.302cm" draw:marker-start-center="false" draw:marker-end-width="0.30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3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4" style:family="graphic">
      <style:graphic-properties draw:stroke="none" draw:stroke-dash="Dashed_20__28_var_29__20_126" svg:stroke-width="0.019cm" svg:stroke-color="#000000" draw:marker-start-width="0.302cm" draw:marker-start-center="false" draw:marker-end-width="0.302cm" draw:marker-end-center="false" draw:fill="none" draw:fill-color="#ffffff" draw:auto-grow-width="true" fo:min-height="0.413cm" fo:min-width="0.191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5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5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5cm" fo:min-width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826cm" fo:min-width="0.6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9" style:family="graphic">
      <style:graphic-properties draw:stroke="none" draw:stroke-dash="Dashed_20__28_var_29__20_126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19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0" text:outline-level="1"><text:span text:style-name="_5f_Caractères">En justifiant ta réponse, calcule la mesure de l’angle marqué par un point d'interrogation.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4" text:outline-level="2"><text:span text:style-name="_5f_Caractères"><text:span text:style-name="T7"><text:s/></text:span></text:span></text:h>
                  </text:list-item>
                </text:list>
              </text:list-item>
            </text:list>
            <text:h text:style-name="P36" text:outline-level="2"><text:span text:style-name="_5f_Caractères"/></text:h>
          </table:table-cell>
          <table:table-cell table:style-name="Tableau1.B1" office:value-type="string">
            <text:h text:style-name="_5f_Paragraphe" text:outline-level="1"><text:span text:style-name="_5f_Caractères"/></text:h>
            <text:h text:style-name="_5f_Paragraphe" text:outline-level="1"><draw:g text:anchor-type="char" draw:z-index="66" draw:name="Forme 8" draw:style-name="gr55"><draw:frame draw:style-name="gr56" draw:text-style-name="P44" svg:width="0.246cm" svg:height="0.415cm" svg:x="0cm" svg:y="2.837cm"><draw:text-box><text:p text:style-name="P43"><text:span text:style-name="T8">B</text:span></text:p></draw:text-box></draw:frame><draw:frame draw:style-name="gr56" draw:text-style-name="P44" svg:width="0.246cm" svg:height="0.415cm" svg:x="0.949cm" svg:y="0.101cm"><draw:text-box><text:p text:style-name="P43"><text:span text:style-name="T8">A</text:span></text:p></draw:text-box></draw:frame><draw:frame draw:style-name="gr57" draw:text-style-name="P44" svg:width="0.251cm" svg:height="0.415cm" svg:x="2.328cm" svg:y="1.078cm"><draw:text-box><text:p text:style-name="P43"><text:span text:style-name="T8">C</text:span></text:p></draw:text-box></draw:frame><draw:g draw:style-name="gr28"><draw:line draw:style-name="gr3" draw:text-style-name="P45" svg:x1="0.259cm" svg:y1="2.892cm" svg:x2="2.266cm" svg:y2="1.2cm"><text:p/></draw:line><draw:line draw:style-name="gr3" draw:text-style-name="P45" svg:x1="1.095cm" svg:y1="0.547cm" svg:x2="2.263cm" svg:y2="1.205cm"><text:p/></draw:line><draw:line draw:style-name="gr3" draw:text-style-name="P45" svg:x1="1.093cm" svg:y1="0.554cm" svg:x2="0.259cm" svg:y2="2.893cm"><text:p/></draw:line></draw:g><draw:circle draw:style-name="gr3" draw:text-style-name="P45" svg:width="0.629cm" svg:height="0.629cm" draw:transform="rotate (1.93260308073332) translate (0.079375cm 3.30023611111111cm)" draw:kind="arc" draw:start-angle="290.33" draw:end-angle="319.35"><text:p/></draw:circle><draw:circle draw:style-name="gr3" draw:text-style-name="P45" svg:width="0.429cm" svg:height="0.429cm" draw:transform="skewX (0.0082030474843734) rotate (1.93295214658372) translate (0.968375cm 0.819444444444444cm)" draw:kind="arc" draw:start-angle="140.29" draw:end-angle="217.85"><text:p/></draw:circle><draw:ellipse draw:style-name="gr3" draw:text-style-name="P45" svg:width="0.433cm" svg:height="0.435cm" draw:transform="skewX (0.0122173047639603) rotate (1.9376645355641) translate (2.13783333333333cm 1.48972222222222cm)" draw:kind="arc" draw:start-angle="39.38" draw:end-angle="108.68"><text:p/></draw:ellipse><draw:frame draw:style-name="gr58" draw:text-style-name="P46" svg:width="0.63cm" svg:height="0.826cm" svg:x="0.559cm" svg:y="1.967cm"><draw:text-box><text:p text:style-name="P43"><text:span text:style-name="T9">40°</text:span></text:p></draw:text-box></draw:frame><draw:frame draw:style-name="gr58" draw:text-style-name="P46" svg:width="0.63cm" svg:height="0.826cm" svg:x="0.998cm" svg:y="0.819cm"><draw:text-box><text:p text:style-name="P43"><text:span text:style-name="T9">60°</text:span></text:p></draw:text-box></draw:frame><draw:frame draw:style-name="gr59" draw:text-style-name="P60" svg:width="0.191cm" svg:height="0.414cm" svg:x="1.771cm" svg:y="1.05cm"><draw:text-box><text:p text:style-name="P43"><text:span text:style-name="T15">?</text:span></text:p></draw:text-box></draw:frame></draw:g><text:span text:style-name="_5f_Caractères"/></text:h>
          </table:table-cell>
          <table:table-cell table:style-name="Tableau1.B1" office:value-type="string">
            <text:p text:style-name="P10"><text:span text:style-name="_5f_Caractères"/></text:p>
            <text:p text:style-name="P10"><text:span text:style-name="_5f_Caractères"><text:span text:style-name="T7">.................................................…<text:line-break/>.................................................…<text:line-break/>.................................................…<text:line-break/>....................................................</text:span></text:span><text:span text:style-name="_5f_Caractères"><text:tab/></text:span></text:p>
          </table:table-cell>
        </table:table-row>
        <table:table-row>
          <table:table-cell table:style-name="Tableau1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3" text:outline-level="2"><text:span text:style-name="_5f_Caractères"/></text:h>
                  </text:list-item>
                </text:list>
              </text:list-item>
            </text:list>
          </table:table-cell>
          <table:table-cell table:style-name="Tableau1.B2" office:value-type="string">
            <text:h text:style-name="_5f_Tableau_5f_Centré" text:outline-level="1"><text:span text:style-name="_5f_Caractères"><draw:g text:anchor-type="as-char" draw:z-index="67" draw:name="Forme 9" draw:style-name="gr24"><draw:frame draw:style-name="gr45" draw:text-style-name="P51" svg:width="0.235cm" svg:height="0.414cm" svg:x="1.499cm" svg:y="0cm"><draw:text-box><text:p text:style-name="P43"><text:span text:style-name="T12">K</text:span></text:p></draw:text-box></draw:frame><draw:frame draw:style-name="gr46" draw:text-style-name="P51" svg:width="0.108cm" svg:height="0.414cm" svg:x="0cm" svg:y="0.764cm"><draw:text-box><text:p text:style-name="P43"><text:span text:style-name="T12">J</text:span></text:p></draw:text-box></draw:frame><draw:frame draw:style-name="gr47" draw:text-style-name="P57" svg:width="0.218cm" svg:height="0.414cm" svg:x="1.842cm" svg:y="2.665cm"><draw:text-box><text:p text:style-name="P43"><text:span text:style-name="T16">P</text:span></text:p></draw:text-box></draw:frame><draw:ellipse draw:style-name="gr48" draw:text-style-name="P58" svg:width="0.444cm" svg:height="0.412cm" draw:transform="skewX (0.00436332312998578) rotate (-0.782605636594258) translate (0.178152777777778cm 0.679986111111111cm)" draw:kind="arc" draw:start-angle="1.36" draw:end-angle="83.33"><text:p/></draw:ellipse><draw:frame draw:style-name="gr49" draw:text-style-name="P59" svg:width="0.63cm" svg:height="0.414cm" svg:x="0.462cm" svg:y="0.81cm"><draw:text-box><text:p text:style-name="P43"><text:span text:style-name="T17">71°</text:span></text:p></draw:text-box></draw:frame><draw:frame draw:style-name="gr50" draw:text-style-name="P59" svg:width="0.63cm" svg:height="0.414cm" svg:x="1.069cm" svg:y="1.508cm"><draw:text-box><text:p text:style-name="P43"><text:span text:style-name="T17">28°</text:span></text:p></draw:text-box></draw:frame><draw:ellipse draw:style-name="gr51" draw:text-style-name="P58" svg:width="0.325cm" svg:height="0.246cm" draw:transform="skewX (0.0143116998663535) rotate (-0.777718714688673) translate (1.37406944444444cm 0.271763888888889cm)" draw:kind="arc" draw:start-angle="222.58" draw:end-angle="349.09"><text:p/></draw:ellipse><draw:ellipse draw:style-name="gr52" draw:text-style-name="P48" svg:width="1.271cm" svg:height="1.28cm" draw:transform="skewX (0.028972465583106) rotate (-0.771610062306693) translate (1.95438888888889cm 1.73579166666667cm)" draw:kind="arc" draw:start-angle="152.31" draw:end-angle="185.85"><text:p/></draw:ellipse><draw:polygon draw:style-name="gr53" draw:text-style-name="P50" svg:width="1.728cm" svg:height="2.276cm" svg:x="0.137cm" svg:y="0.364cm" svg:viewBox="0 0 1729 2277" draw:points="0,575 1328,0 1729,2277"><text:p/></draw:polygon><draw:frame draw:style-name="gr54" draw:text-style-name="P57" svg:width="0.191cm" svg:height="0.414cm" svg:x="1.233cm" svg:y="0.6cm"><draw:text-box><text:p text:style-name="P43"><text:span text:style-name="T16">?</text:span></text:p></draw:text-box></draw:frame></draw:g></text:span></text:h>
          </table:table-cell>
          <table:table-cell table:style-name="Tableau1.C2" office:value-type="string">
            <text:p text:style-name="P10"><text:span text:style-name="_5f_Caractères"><text:span text:style-name="T7">.................................................…<text:line-break/>.................................................…<text:line-break/>.................................................…<text:line-break/>....................................................</text:span></text:span></text:p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h text:style-name="P35" text:outline-level="2"><text:span text:style-name="_5f_Caractères">On considère le triangle ENS tel que :</text:span></text:h>
            </text:list-item>
          </text:list>
        </text:list-item>
      </text:list>
      <text:h text:style-name="P8" text:outline-level="1"><text:span text:style-name="_5f_Caractères"><draw:frame draw:style-name="fr3" draw:name="Objet23" text:anchor-type="as-char" svg:y="-0.39cm" svg:width="0.707cm" svg:height="0.462cm" draw:z-index="80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aractères"> = 44,2° et </text:span><text:span text:style-name="_5f_Caractères"><draw:frame draw:style-name="fr3" draw:name="Objet26" text:anchor-type="as-char" svg:y="-0.39cm" svg:width="0.707cm" svg:height="0.462cm" draw:z-index="81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"> = 79,8°. En justifiant ta réponse, calcule la mesure de l’angle manquant.</text:span></text:h>
      <text:p text:style-name="_5f_Paragraphe_5f_Réponse_5f_Pointillés_5f_Grisés"><text:span text:style-name="_5f_pointillés_20_gris"><text:tab/><text:line-break/></text:span><text:span text:style-name="_5f_pointillés_20_gris"><text:span text:style-name="T7"><text:tab/><text:line-break/><text:tab/><text:line-break/><text:tab/></text:span></text:span><text:span text:style-name="_5f_pointillés_20_gris"><text:tab/></text:span></text:p>
      <text:list text:continue-numbering="true" text:style-name="_5f_Numérotation_20_des_20_exercices">
        <text:list-item>
          <text:h text:style-name="P42" text:outline-level="1"><text:span text:style-name="_5f_Caractères_5f_gras"><text:s/></text:span><text:span text:style-name="_5f_Caractères">En justifiant ta réponse, calcule pour chaque triangle la mesure de l’angle marquée d’un point d’interrogation. 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7" text:outline-level="2"/>
                  </text:list-item>
                </text:list>
              </text:list-item>
            </text:list>
          </table:table-cell>
          <table:table-cell table:style-name="Tableau3.B1" office:value-type="string">
            <text:h text:style-name="_5f_Paragraphe" text:outline-level="1"><text:span text:style-name="_5f_Caractères"><text:s/></text:span><draw:g text:anchor-type="as-char" draw:z-index="68" draw:name="Forme 13" draw:style-name="gr41"><draw:line draw:style-name="gr3" draw:text-style-name="P53" svg:x1="0.292cm" svg:y1="2.452cm" svg:x2="2.663cm" svg:y2="2.452cm"><text:p/></draw:line><draw:line draw:style-name="gr3" draw:text-style-name="P53" svg:x1="0.288cm" svg:y1="2.445cm" svg:x2="1.471cm" svg:y2="0.392cm"><text:p/></draw:line><draw:line draw:style-name="gr3" draw:text-style-name="P53" svg:x1="1.472cm" svg:y1="0.392cm" svg:x2="2.673cm" svg:y2="2.455cm"><text:p/></draw:line><draw:ellipse draw:style-name="gr3" draw:text-style-name="P53" svg:width="0.47cm" svg:height="0.473cm" svg:x="2.436cm" svg:y="2.216cm" draw:kind="arc" draw:start-angle="120.32" draw:end-angle="180"><text:p/></draw:ellipse><draw:frame draw:style-name="gr42" draw:text-style-name="P55" svg:width="0.142cm" svg:height="0.496cm" draw:transform="rotate (1.11840698467797) translate (0.809625cm 1.33726388888889cm)"><draw:text-box><text:p text:style-name="P43"><text:span text:style-name="T14">//</text:span></text:p></draw:text-box></draw:frame><draw:frame draw:style-name="gr43" draw:text-style-name="P55" svg:width="0.152cm" svg:height="0.249cm" draw:transform="rotate (-0.662003385281449) translate (2.03729166666667cm 1.24906944444444cm)"><draw:text-box><text:p text:style-name="P43"><text:span text:style-name="T14">//</text:span></text:p></draw:text-box></draw:frame><draw:frame draw:style-name="gr43" draw:text-style-name="P55" svg:width="0.179cm" svg:height="0.249cm" svg:x="1.406cm" svg:y="2.355cm"><draw:text-box><text:p text:style-name="P43"><text:span text:style-name="T14">//</text:span></text:p></draw:text-box></draw:frame><draw:frame draw:style-name="gr44" draw:text-style-name="P56" svg:width="0.225cm" svg:height="0.414cm" svg:x="1.358cm" svg:y="0cm"><draw:text-box><text:p text:style-name="P43"><text:span text:style-name="T15">E</text:span></text:p></draw:text-box></draw:frame><draw:frame draw:style-name="gr44" draw:text-style-name="P56" svg:width="0.221cm" svg:height="0.414cm" svg:x="2.75cm" svg:y="2.372cm"><draw:text-box><text:p text:style-name="P43"><text:span text:style-name="T15">U</text:span></text:p></draw:text-box></draw:frame><draw:frame draw:style-name="gr44" draw:text-style-name="P56" svg:width="0.223cm" svg:height="0.414cm" svg:x="0cm" svg:y="2.385cm"><draw:text-box><text:p text:style-name="P43"><text:span text:style-name="T15">Q</text:span></text:p></draw:text-box></draw:frame><draw:frame draw:style-name="gr2" draw:text-style-name="P44" svg:width="0.249cm" svg:height="0.414cm" svg:x="2.27cm" svg:y="2.104cm"><draw:text-box><text:p text:style-name="P43"><text:span text:style-name="T8">?</text:span></text:p></draw:text-box></draw:frame></draw:g></text:h>
          </table:table-cell>
          <table:table-cell table:style-name="Tableau3.C1" office:value-type="string">
            <text:p text:style-name="P10"><text:span text:style-name="_5f_Caractères"><text:span text:style-name="T7">.........................................<text:line-break/>.........................................<text:line-break/>.........................................<text:line-break/>.........................................</text:span></text:span></text:p>
          </table:table-cell>
        </table:table-row>
        <table:table-row>
          <table:table-cell table:style-name="Tableau3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</table:table-cell>
          <table:table-cell table:style-name="Tableau3.B2" office:value-type="string">
            <text:h text:style-name="_5f_Paragraphe" text:outline-level="1"><text:span text:style-name="_5f_Caractères"><text:s/></text:span><draw:g text:anchor-type="as-char" svg:y="-1.757cm" draw:z-index="72" draw:name="Forme 14" draw:style-name="gr18"><draw:line draw:style-name="gr3" draw:text-style-name="P45" svg:x1="0.32cm" svg:y1="2.005cm" svg:x2="3.172cm" svg:y2="2.005cm"><text:p/></draw:line><draw:line draw:style-name="gr3" draw:text-style-name="P45" svg:x1="0.32cm" svg:y1="2.001cm" svg:x2="1.745cm" svg:y2="0.427cm"><text:p/></draw:line><draw:line draw:style-name="gr3" draw:text-style-name="P45" svg:x1="3.163cm" svg:y1="1.996cm" svg:x2="1.743cm" svg:y2="0.429cm"><text:p/></draw:line><draw:circle draw:style-name="gr3" draw:text-style-name="P45" svg:width="0.525cm" svg:height="0.525cm" svg:x="0.051cm" svg:y="1.745cm" draw:kind="arc" draw:start-angle="0" draw:end-angle="46.53"><text:p/></draw:circle><draw:circle draw:style-name="gr3" draw:text-style-name="P45" svg:width="0.489cm" svg:height="0.489cm" svg:x="2.926cm" svg:y="1.762cm" draw:kind="arc" draw:start-angle="131.79" draw:end-angle="180.65"><text:p/></draw:circle><draw:frame draw:style-name="gr19" draw:text-style-name="P44" svg:width="0.336cm" svg:height="0.449cm" svg:x="0cm" svg:y="1.903cm"><draw:text-box><text:p text:style-name="P43"><text:span text:style-name="T8">M</text:span></text:p></draw:text-box></draw:frame><draw:frame draw:style-name="gr20" draw:text-style-name="P44" svg:width="0.336cm" svg:height="0.451cm" svg:x="3.24cm" svg:y="1.891cm"><draw:text-box><text:p text:style-name="P43"><text:span text:style-name="T8">P</text:span></text:p></draw:text-box></draw:frame><draw:frame draw:style-name="gr20" draw:text-style-name="P44" svg:width="0.334cm" svg:height="0.451cm" svg:x="1.6cm" svg:y="0cm"><draw:text-box><text:p text:style-name="P43"><text:span text:style-name="T8">N</text:span></text:p></draw:text-box></draw:frame><draw:frame draw:style-name="gr21" draw:text-style-name="P47" svg:width="0.126cm" svg:height="0.264cm" svg:x="2.379cm" svg:y="1.062cm"><draw:text-box><text:p text:style-name="P43"><text:span text:style-name="T10">/</text:span></text:p></draw:text-box></draw:frame><draw:frame draw:style-name="gr22" draw:text-style-name="P47" svg:width="0.117cm" svg:height="0.232cm" draw:transform="rotate (0.436681378848981) translate (1.01776388888889cm 1.07084722222222cm)"><draw:text-box><text:p text:style-name="P43"><text:span text:style-name="T10">/</text:span></text:p></draw:text-box></draw:frame><draw:frame draw:style-name="gr23" draw:text-style-name="P46" svg:width="0.682cm" svg:height="0.899cm" svg:x="2.215cm" svg:y="1.598cm"><draw:text-box><text:p text:style-name="P43"><text:span text:style-name="T9">48°</text:span></text:p></draw:text-box></draw:frame><draw:frame draw:style-name="gr19" draw:text-style-name="P44" svg:width="0.244cm" svg:height="0.449cm" svg:x="0.676cm" svg:y="1.612cm"><draw:text-box><text:p text:style-name="P43"><text:span text:style-name="T8">?</text:span></text:p></draw:text-box></draw:frame></draw:g></text:h>
          </table:table-cell>
          <table:table-cell table:style-name="Tableau3.C2" office:value-type="string">
            <text:p text:style-name="P10"><text:span text:style-name="_5f_Caractères"><text:span text:style-name="T7">.........................................<text:line-break/>.........................................<text:line-break/>.........................................<text:line-break/>.........................................</text:span></text:span></text:p>
          </table:table-cell>
        </table:table-row>
        <table:table-row>
          <table:table-cell table:style-name="Tableau3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3" text:outline-level="2"/>
                  </text:list-item>
                </text:list>
              </text:list-item>
            </text:list>
          </table:table-cell>
          <table:table-cell table:style-name="Tableau3.B2" office:value-type="string">
            <text:h text:style-name="_5f_Paragraphe" text:outline-level="1"><text:span text:style-name="_5f_Caractères"><text:s/></text:span><draw:g text:anchor-type="as-char" draw:z-index="69" draw:name="Forme 15" draw:style-name="gr39"><draw:line draw:style-name="gr3" draw:text-style-name="P53" svg:x1="0.24cm" svg:y1="2.845cm" svg:x2="2.541cm" svg:y2="1.833cm"><text:p/></draw:line><draw:line draw:style-name="gr3" draw:text-style-name="P53" svg:x1="2.542cm" svg:y1="1.832cm" svg:x2="1.798cm" svg:y2="0.334cm"><text:p/></draw:line><draw:line draw:style-name="gr3" draw:text-style-name="P53" svg:x1="0.24cm" svg:y1="2.848cm" svg:x2="1.804cm" svg:y2="0.346cm"><text:p/></draw:line><draw:frame draw:style-name="gr2" draw:text-style-name="P44" svg:width="0.249cm" svg:height="0.414cm" svg:x="0cm" svg:y="2.79cm"><draw:text-box><text:p text:style-name="P43"><text:span text:style-name="T8">R</text:span></text:p></draw:text-box></draw:frame><draw:frame draw:style-name="gr2" draw:text-style-name="P44" svg:width="0.251cm" svg:height="0.414cm" svg:x="2.598cm" svg:y="1.681cm"><draw:text-box><text:p text:style-name="P43"><text:span text:style-name="T8">C</text:span></text:p></draw:text-box></draw:frame><draw:frame draw:style-name="gr2" draw:text-style-name="P44" svg:width="0.249cm" svg:height="0.414cm" svg:x="1.727cm" svg:y="0cm"><draw:text-box><text:p text:style-name="P43"><text:span text:style-name="T8">E</text:span></text:p></draw:text-box></draw:frame><draw:rect draw:style-name="gr30" draw:text-style-name="P54" svg:width="0.117cm" svg:height="0.108cm" draw:transform="skewX (-0.081855941918534) rotate (0.369311669722) translate (2.39006944444444cm 1.78368055555556cm)"><text:p/></draw:rect><draw:ellipse draw:style-name="gr3" draw:text-style-name="P53" svg:width="0.71cm" svg:height="0.671cm" svg:x="1.448cm" svg:y="0.02cm" draw:kind="arc" draw:start-angle="239.53" draw:end-angle="294.92"><text:p/></draw:ellipse><draw:ellipse draw:style-name="gr3" draw:text-style-name="P53" svg:width="0.962cm" svg:height="0.994cm" svg:x="-0.242cm" svg:y="2.383cm" draw:kind="arc" draw:start-angle="25.03" draw:end-angle="57.69"><text:p/></draw:ellipse><draw:frame draw:style-name="gr40" draw:text-style-name="P46" svg:width="0.551cm" svg:height="0.743cm" svg:x="1.558cm" svg:y="0.799cm"><draw:text-box><text:p text:style-name="P43"><text:span text:style-name="T9">55°</text:span></text:p></draw:text-box></draw:frame><draw:frame draw:style-name="gr2" draw:text-style-name="P44" svg:width="0.251cm" svg:height="0.414cm" svg:x="0.649cm" svg:y="2.265cm"><draw:text-box><text:p text:style-name="P43"><text:span text:style-name="T8">?</text:span></text:p></draw:text-box></draw:frame></draw:g></text:h>
          </table:table-cell>
          <table:table-cell table:style-name="Tableau3.C3" office:value-type="string">
            <text:p text:style-name="P10"><text:span text:style-name="_5f_Caractères"><text:span text:style-name="T7">.........................................<text:line-break/>.........................................<text:line-break/>.........................................<text:line-break/>.........................................</text:span></text:span></text:p>
          </table:table-cell>
        </table:table-row>
        <table:table-row>
          <table:table-cell table:style-name="Tableau3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3" text:outline-level="2"/>
                  </text:list-item>
                </text:list>
              </text:list-item>
            </text:list>
          </table:table-cell>
          <table:table-cell table:style-name="Tableau3.B4" office:value-type="string">
            <text:h text:style-name="_5f_Paragraphe" text:outline-level="1"><text:span text:style-name="_5f_Caractères"><text:s/></text:span><draw:g text:anchor-type="as-char" draw:z-index="71" draw:name="Forme 16" draw:style-name="gr24"><draw:frame draw:style-name="gr6" draw:text-style-name="P46" svg:width="0.636cm" svg:height="0.429cm" svg:x="0.845cm" svg:y="2.207cm"><draw:text-box><text:p text:style-name="P43"><text:span text:style-name="T9">52°</text:span></text:p></draw:text-box></draw:frame><draw:frame draw:style-name="gr13" draw:text-style-name="P44" svg:width="0.355cm" svg:height="0.477cm" svg:x="0cm" svg:y="2.514cm"><draw:text-box><text:p text:style-name="P43"><text:span text:style-name="T8">R</text:span></text:p></draw:text-box></draw:frame><draw:frame draw:style-name="gr13" draw:text-style-name="P44" svg:width="0.355cm" svg:height="0.477cm" svg:x="2.822cm" svg:y="2.494cm"><draw:text-box><text:p text:style-name="P43"><text:span text:style-name="T8">U</text:span></text:p></draw:text-box></draw:frame><draw:frame draw:style-name="gr13" draw:text-style-name="P44" svg:width="0.354cm" svg:height="0.477cm" svg:x="2.147cm" svg:y="0cm"><draw:text-box><text:p text:style-name="P43"><text:span text:style-name="T8">E</text:span></text:p></draw:text-box></draw:frame><draw:line draw:style-name="gr3" draw:text-style-name="P45" svg:x1="0.392cm" svg:y1="2.662cm" svg:x2="2.175cm" svg:y2="0.385cm"><text:p/></draw:line><draw:line draw:style-name="gr3" draw:text-style-name="P45" svg:x1="2.747cm" svg:y1="2.665cm" svg:x2="2.177cm" svg:y2="0.383cm"><text:p/></draw:line><draw:ellipse draw:style-name="gr3" draw:text-style-name="P45" svg:width="0.89cm" svg:height="0.83cm" svg:x="-0.074cm" svg:y="2.254cm" draw:kind="arc" draw:start-angle="0" draw:end-angle="51.71"><text:p/></draw:ellipse><draw:ellipse draw:style-name="gr3" draw:text-style-name="P45" svg:width="0.597cm" svg:height="0.671cm" svg:x="2.395cm" svg:y="2.332cm" draw:kind="arc" draw:start-angle="94.4" draw:end-angle="180"><text:p/></draw:ellipse><draw:frame draw:style-name="gr25" draw:text-style-name="P47" svg:width="0.122cm" svg:height="0.214cm" svg:x="1.55cm" svg:y="2.574cm"><draw:text-box><text:p text:style-name="P43"><text:span text:style-name="T10">//</text:span></text:p></draw:text-box></draw:frame><draw:frame draw:style-name="gr13" draw:text-style-name="P44" svg:width="0.287cm" svg:height="0.477cm" svg:x="2.187cm" svg:y="2.101cm"><draw:text-box><text:p text:style-name="P43"><text:span text:style-name="T8">?</text:span></text:p></draw:text-box></draw:frame><draw:frame draw:style-name="gr25" draw:text-style-name="P47" svg:width="0.122cm" svg:height="0.214cm" draw:transform="rotate (-1.02293747459388) translate (2.50648611111111cm 1.29138888888889cm)"><draw:text-box><text:p text:style-name="P43"><text:span text:style-name="T10">//</text:span></text:p></draw:text-box></draw:frame><draw:line draw:style-name="gr3" draw:text-style-name="P45" svg:x1="2.736cm" svg:y1="2.665cm" svg:x2="0.385cm" svg:y2="2.669cm"><text:p/></draw:line></draw:g></text:h>
          </table:table-cell>
          <table:table-cell table:style-name="Tableau3.C4" office:value-type="string">
            <text:p text:style-name="P10"><text:span text:style-name="_5f_Caractères"><text:span text:style-name="T7">.........................................<text:line-break/>.........................................<text:line-break/>.........................................<text:line-break/>.........................................</text:span></text:span></text:p>
          </table:table-cell>
        </table:table-row>
      </table:table>
      <text:list text:continue-numbering="true" text:style-name="_5f_Numérotation_20_des_20_exercices">
        <text:list-item>
          <text:h text:style-name="P42" text:outline-level="1"><text:span text:style-name="_5f_Caractères">Pour chaque figure, justifie si le triangle est équilatéral, isocèle, rectangle ou quelconque.</text:span></text:h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3" text:outline-level="2"><draw:g text:anchor-type="paragraph" draw:z-index="74" draw:name="Forme 17" draw:style-name="gr1"><draw:line draw:style-name="gr3" draw:text-style-name="P45" svg:x1="2.663cm" svg:y1="2.626cm" svg:x2="3.616cm" svg:y2="0.393cm"><text:p/></draw:line><draw:line draw:style-name="gr3" draw:text-style-name="P45" svg:x1="0.462cm" svg:y1="2.167cm" svg:x2="3.614cm" svg:y2="0.393cm"><text:p/></draw:line><draw:line draw:style-name="gr3" draw:text-style-name="P45" svg:x1="0.448cm" svg:y1="2.171cm" svg:x2="2.656cm" svg:y2="2.638cm"><text:p/></draw:line><draw:ellipse draw:style-name="gr3" draw:text-style-name="P45" svg:width="1.415cm" svg:height="1.535cm" draw:transform="skewX (-0.00122173047639608) rotate (-2.63666890098783) translate (4.59140277777778cm 0.723194444444445cm)" draw:kind="arc" draw:start-angle="0.82" draw:end-angle="36.84"><text:p/></draw:ellipse><draw:frame draw:style-name="gr13" draw:text-style-name="P46" svg:width="0.796cm" svg:height="0.477cm" svg:x="2.628cm" svg:y="0.991cm"><draw:text-box><text:p text:style-name="P43"><text:span text:style-name="T9">38°</text:span></text:p></draw:text-box></draw:frame><draw:ellipse draw:style-name="gr3" draw:text-style-name="P45" svg:width="0.902cm" svg:height="0.895cm" draw:transform="skewX (-0.019722220547536) rotate (-2.646442744799) translate (1.12183333333333cm 2.37419444444444cm)" draw:kind="arc" draw:start-angle="139.66" draw:end-angle="186.48"><text:p/></draw:ellipse><draw:frame draw:style-name="gr14" draw:text-style-name="P46" svg:width="0.766cm" svg:height="0.489cm" svg:x="1cm" svg:y="1.849cm"><draw:text-box><text:p text:style-name="P43"><text:span text:style-name="T9">41°</text:span></text:p></draw:text-box></draw:frame><draw:frame draw:style-name="gr13" draw:text-style-name="P44" svg:width="0.302cm" svg:height="0.477cm" svg:x="2.727cm" svg:y="2.637cm"><draw:text-box><text:p text:style-name="P43"><text:span text:style-name="T8">U</text:span></text:p></draw:text-box></draw:frame><draw:frame draw:style-name="gr13" draw:text-style-name="P44" svg:width="0.302cm" svg:height="0.477cm" svg:x="0.072cm" svg:y="1.926cm"><draw:text-box><text:p text:style-name="P43"><text:span text:style-name="T8">Y</text:span></text:p></draw:text-box></draw:frame><draw:frame draw:style-name="gr13" draw:text-style-name="P44" svg:width="0.302cm" svg:height="0.477cm" svg:x="3.667cm" svg:y="0.083cm"><draw:text-box><text:p text:style-name="P43"><text:span text:style-name="T8">H</text:span></text:p></draw:text-box></draw:frame></draw:g><text:span text:style-name="_5f_Caractères"><text:s/></text:span></text:h>
                  </text:list-item>
                </text:list>
              </text:list-item>
            </text:list>
          </table:table-cell>
          <table:table-cell table:style-name="Tableau5.B1" office:value-type="string">
            <text:p text:style-name="P10"><text:span text:style-name="_5f_Caractères"><text:span text:style-name="T7">.........................................<text:line-break/>.........................................<text:line-break/>.........................................<text:line-break/>.........................................</text:span></text:span></text:p>
          </table:table-cell>
        </table:table-row>
        <table:table-row table:style-name="Tableau5.2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11"><draw:g text:anchor-type="paragraph" draw:z-index="75" draw:name="Forme 18" draw:style-name="gr1"><draw:frame draw:style-name="gr2" draw:text-style-name="P44" svg:width="0.232cm" svg:height="0.414cm" svg:x="3.399cm" svg:y="0.046cm"><draw:text-box><text:p text:style-name="P43"><text:span text:style-name="T8">T</text:span></text:p></draw:text-box></draw:frame><draw:line draw:style-name="gr3" draw:text-style-name="P45" svg:x1="2.971cm" svg:y1="3.083cm" svg:x2="0.72cm" svg:y2="1.399cm"><text:p/></draw:line><draw:line draw:style-name="gr3" draw:text-style-name="P45" svg:x1="0.724cm" svg:y1="1.402cm" svg:x2="3.313cm" svg:y2="0.305cm"><text:p/></draw:line><draw:line draw:style-name="gr3" draw:text-style-name="P45" svg:x1="2.971cm" svg:y1="3.082cm" svg:x2="3.311cm" svg:y2="0.305cm"><text:p/></draw:line><draw:ellipse draw:style-name="gr3" draw:text-style-name="P45" svg:width="1.29cm" svg:height="0.976cm" draw:transform="skewX (0.00174532925199428) rotate (1.44879781208049) translate (2.36890277777778cm 3.98991666666667cm)" draw:kind="arc" draw:start-angle="0" draw:end-angle="38.54"><text:p/></draw:ellipse><draw:frame draw:style-name="gr2" draw:text-style-name="P44" svg:width="0.232cm" svg:height="0.414cm" svg:x="0.432cm" svg:y="1.235cm"><draw:text-box><text:p text:style-name="P43"><text:span text:style-name="T8">P</text:span></text:p></draw:text-box></draw:frame><draw:frame draw:style-name="gr2" draw:text-style-name="P44" svg:width="0.23cm" svg:height="0.414cm" svg:x="2.926cm" svg:y="3.11cm"><draw:text-box><text:p text:style-name="P43"><text:span text:style-name="T8">Y</text:span></text:p></draw:text-box></draw:frame><draw:frame draw:style-name="gr12" draw:text-style-name="P46" svg:width="0.595cm" svg:height="0.733cm" svg:x="2.473cm" svg:y="2.298cm"><draw:text-box><text:p text:style-name="P43"><text:span text:style-name="T9">6</text:span><text:span text:style-name="T9">0°</text:span></text:p></draw:text-box></draw:frame><draw:circle draw:style-name="gr3" draw:text-style-name="P45" svg:width="0.609cm" svg:height="0.611cm" draw:transform="rotate (1.4456562194269) translate (2.97038888888889cm 0.566208333333333cm)" draw:kind="arc" draw:start-angle="119.81" draw:end-angle="180"><text:p/></draw:circle><draw:line draw:style-name="gr3" draw:text-style-name="P45" svg:x1="3.161cm" svg:y1="0.502cm" svg:x2="3.087cm" svg:y2="0.582cm"><text:p/></draw:line><draw:line draw:style-name="gr3" draw:text-style-name="P45" svg:x1="2.82cm" svg:y1="2.731cm" svg:x2="2.875cm" svg:y2="2.833cm"><text:p/></draw:line></draw:g><text:span text:style-name="_5f_Caractères"><text:s/></text:span></text:p>
                  </text:list-item>
                </text:list>
              </text:list-item>
            </text:list>
          </table:table-cell>
          <table:table-cell table:style-name="Tableau5.B1" office:value-type="string">
            <text:p text:style-name="P10"><text:span text:style-name="_5f_Caractères"><text:span text:style-name="T7">.........................................<text:line-break/>.........................................<text:line-break/>.........................................<text:line-break/>.........................................</text:span></text:span></text:p>
          </table:table-cell>
        </table:table-row>
        <table:table-row table:style-name="Tableau5.3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3" text:outline-level="2"><draw:g text:anchor-type="paragraph" draw:z-index="76" draw:name="Forme 19" draw:style-name="gr10"><draw:line draw:style-name="gr3" draw:text-style-name="P45" svg:x1="3.018cm" svg:y1="2.103cm" svg:x2="0.335cm" svg:y2="1.085cm"><text:p/></draw:line><draw:line draw:style-name="gr3" draw:text-style-name="P45" svg:x1="3.644cm" svg:y1="0.441cm" svg:x2="3.018cm" svg:y2="2.106cm"><text:p/></draw:line><draw:line draw:style-name="gr3" draw:text-style-name="P45" svg:x1="3.651cm" svg:y1="0.434cm" svg:x2="0.33cm" svg:y2="1.085cm"><text:p/></draw:line><draw:frame draw:style-name="gr2" draw:text-style-name="P44" svg:width="0.251cm" svg:height="0.414cm" svg:x="3.739cm" svg:y="0.131cm"><draw:text-box><text:p text:style-name="P43"><text:span text:style-name="T8">P</text:span></text:p></draw:text-box></draw:frame><draw:frame draw:style-name="gr2" draw:text-style-name="P44" svg:width="0.253cm" svg:height="0.414cm" svg:x="0cm" svg:y="0.863cm"><draw:text-box><text:p text:style-name="P43"><text:span text:style-name="T8">U</text:span></text:p></draw:text-box></draw:frame><draw:frame draw:style-name="gr2" draw:text-style-name="P44" svg:width="0.253cm" svg:height="0.414cm" svg:x="3.002cm" svg:y="2.144cm"><draw:text-box><text:p text:style-name="P43"><text:span text:style-name="T8">R</text:span></text:p></draw:text-box></draw:frame><draw:ellipse draw:style-name="gr3" draw:text-style-name="P45" svg:width="0.895cm" svg:height="0.892cm" svg:x="-0.111cm" svg:y="0.637cm" draw:kind="arc" draw:start-angle="338.78" draw:end-angle="10.4"><text:p/></draw:ellipse><draw:ellipse draw:style-name="gr3" draw:text-style-name="P45" svg:width="0.722cm" svg:height="0.715cm" svg:x="3.3cm" svg:y="0.056cm" draw:kind="arc" draw:start-angle="193.07" draw:end-angle="248.42"><text:p/></draw:ellipse><draw:frame draw:style-name="gr2" draw:text-style-name="P46" svg:width="0.68cm" svg:height="0.414cm" svg:x="2.845cm" svg:y="0.644cm"><draw:text-box><text:p text:style-name="P43"><text:span text:style-name="T9">5</text:span><text:span text:style-name="T9">8</text:span><text:span text:style-name="T9">°</text:span></text:p></draw:text-box></draw:frame><draw:frame draw:style-name="gr11" draw:text-style-name="P46" svg:width="0.63cm" svg:height="0.825cm" svg:x="0.903cm" svg:y="0.958cm"><draw:text-box><text:p text:style-name="P43"><text:span text:style-name="T9">3</text:span><text:span text:style-name="T9">2</text:span><text:span text:style-name="T9">°</text:span></text:p></draw:text-box></draw:frame></draw:g><text:span text:style-name="_5f_Caractères"><text:s/></text:span></text:h>
                  </text:list-item>
                </text:list>
              </text:list-item>
            </text:list>
          </table:table-cell>
          <table:table-cell table:style-name="Tableau5.B1" office:value-type="string">
            <text:p text:style-name="P10"><text:span text:style-name="_5f_Caractères"><text:span text:style-name="T7">.........................................<text:line-break/>.........................................<text:line-break/>.........................................<text:line-break/>.........................................</text:span></text:span></text:p>
          </table:table-cell>
        </table:table-row>
        <table:table-row table:style-name="Tableau5.4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3" text:outline-level="2"><draw:g text:anchor-type="paragraph" draw:z-index="78" draw:name="Forme19" draw:style-name="gr1"><draw:line draw:style-name="gr3" draw:text-style-name="P45" svg:x1="1.674cm" svg:y1="0.499cm" svg:x2="3.441cm" svg:y2="3.009cm"><text:p/></draw:line><draw:line draw:style-name="gr3" draw:text-style-name="P45" svg:x1="0.882cm" svg:y1="3.011cm" svg:x2="1.676cm" svg:y2="0.508cm"><text:p/></draw:line><draw:line draw:style-name="gr3" draw:text-style-name="P45" svg:x1="0.882cm" svg:y1="3.011cm" svg:x2="3.447cm" svg:y2="3.011cm"><text:p/></draw:line><draw:ellipse draw:style-name="gr3" draw:text-style-name="P45" svg:width="0.766cm" svg:height="0.784cm" svg:x="0.514cm" svg:y="2.619cm" draw:kind="arc" draw:start-angle="0" draw:end-angle="73.12"><text:p/></draw:ellipse><draw:frame draw:style-name="gr5" draw:text-style-name="P46" svg:width="0.646cm" svg:height="0.856cm" svg:x="1.247cm" svg:y="2.444cm"><draw:text-box><text:p text:style-name="P43"><text:span text:style-name="T9">7</text:span><text:span text:style-name="T9">2</text:span><text:span text:style-name="T9">°</text:span></text:p></draw:text-box></draw:frame><draw:frame draw:style-name="gr5" draw:text-style-name="P46" svg:width="0.636cm" svg:height="0.856cm" svg:x="2.456cm" svg:y="2.481cm"><draw:text-box><text:p text:style-name="P43"><text:span text:style-name="T9">5</text:span><text:span text:style-name="T9">4</text:span><text:span text:style-name="T9">°</text:span></text:p></draw:text-box></draw:frame><draw:frame draw:style-name="gr6" draw:text-style-name="P44" svg:width="0.244cm" svg:height="0.429cm" svg:x="1.584cm" svg:y="0.026cm"><draw:text-box><text:p text:style-name="P43"><text:span text:style-name="T8">L</text:span></text:p></draw:text-box></draw:frame><draw:frame draw:style-name="gr6" draw:text-style-name="P44" svg:width="0.244cm" svg:height="0.429cm" svg:x="0.563cm" svg:y="3.021cm"><draw:text-box><text:p text:style-name="P43"><text:span text:style-name="T8">A</text:span></text:p></draw:text-box></draw:frame><draw:frame draw:style-name="gr6" draw:text-style-name="P44" svg:width="0.244cm" svg:height="0.429cm" svg:x="3.526cm" svg:y="2.968cm"><draw:text-box><text:p text:style-name="P43"><text:span text:style-name="T8">S</text:span></text:p></draw:text-box></draw:frame><draw:ellipse draw:style-name="gr3" draw:text-style-name="P45" svg:width="1.08cm" svg:height="0.997cm" svg:x="2.955cm" svg:y="2.514cm" draw:kind="arc" draw:start-angle="125.51" draw:end-angle="179.57"><text:p/></draw:ellipse></draw:g><text:span text:style-name="_5f_Caractères"><text:s/></text:span></text:h>
                  </text:list-item>
                </text:list>
              </text:list-item>
            </text:list>
          </table:table-cell>
          <table:table-cell table:style-name="Tableau5.B1" office:value-type="string">
            <text:p text:style-name="P10"><text:span text:style-name="_5f_Caractères"><text:span text:style-name="T7">.........................................<text:line-break/>.........................................<text:line-break/>.........................................<text:line-break/>.........................................</text:span></text:span></text:p>
          </table:table-cell>
        </table:table-row>
        <table:table-row table:style-name="Tableau5.5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3" text:outline-level="2"><draw:g text:anchor-type="paragraph" draw:z-index="79" draw:name="Forme20" draw:style-name="gr1"><draw:frame draw:style-name="gr2" draw:text-style-name="P44" svg:width="0.209cm" svg:height="0.414cm" svg:x="3.681cm" svg:y="3.246cm"><draw:text-box><text:p text:style-name="P43"><text:span text:style-name="T8">R</text:span></text:p></draw:text-box></draw:frame><draw:frame draw:style-name="gr2" draw:text-style-name="P44" svg:width="0.19cm" svg:height="0.414cm" svg:x="2.283cm" svg:y="0.085cm"><draw:text-box><text:p text:style-name="P43"><text:span text:style-name="T8">E</text:span></text:p></draw:text-box></draw:frame><draw:line draw:style-name="gr3" draw:text-style-name="P45" svg:x1="2.352cm" svg:y1="0.522cm" svg:x2="1.579cm" svg:y2="2.558cm"><text:p/></draw:line><draw:line draw:style-name="gr3" draw:text-style-name="P45" svg:x1="2.35cm" svg:y1="0.522cm" svg:x2="3.615cm" svg:y2="3.318cm"><text:p/></draw:line><draw:line draw:style-name="gr3" draw:text-style-name="P45" svg:x1="1.579cm" svg:y1="2.556cm" svg:x2="3.622cm" svg:y2="3.314cm"><text:p/></draw:line><draw:frame draw:style-name="gr4" draw:text-style-name="P44" svg:width="0.246cm" svg:height="0.414cm" svg:x="1.286cm" svg:y="2.47cm"><draw:text-box><text:p text:style-name="P43"><text:span text:style-name="T8">V</text:span></text:p></draw:text-box></draw:frame><draw:circle draw:style-name="gr3" draw:text-style-name="P45" svg:width="0.83cm" svg:height="0.83cm" draw:transform="rotate (-1.14336519298149) translate (2.55763888888889cm -0.0229305555555556cm)" draw:kind="arc" draw:start-angle="315" draw:end-angle="0"><text:p/></draw:circle><draw:ellipse draw:style-name="gr3" draw:text-style-name="P45" svg:width="0.685cm" svg:height="0.678cm" draw:transform="skewX (-0.0026179938779916) rotate (-1.14528505515868) translate (3.77825cm 2.86279166666667cm)" draw:kind="arc" draw:start-angle="180" draw:end-angle="225.06"><text:p/></draw:ellipse><draw:frame draw:style-name="gr2" draw:text-style-name="P46" svg:width="0.638cm" svg:height="0.414cm" svg:x="2.706cm" svg:y="2.621cm"><draw:text-box><text:p text:style-name="P43"><text:span text:style-name="T9">4</text:span><text:span text:style-name="T9">5</text:span><text:span text:style-name="T9">°</text:span></text:p></draw:text-box></draw:frame><draw:circle draw:style-name="gr3" draw:text-style-name="P45" svg:width="0.71cm" svg:height="0.71cm" svg:x="1.997cm" svg:y="0.173cm" draw:kind="arc" draw:start-angle="248.82" draw:end-angle="293.92"><text:p/></draw:circle><draw:ellipse draw:style-name="gr3" draw:text-style-name="P45" svg:width="0.807cm" svg:height="0.809cm" svg:x="3.217cm" svg:y="2.905cm" draw:kind="arc" draw:start-angle="115.56" draw:end-angle="161.97"><text:p/></draw:ellipse></draw:g><text:span text:style-name="_5f_Caractères"><text:s/></text:span></text:h>
                  </text:list-item>
                </text:list>
              </text:list-item>
            </text:list>
          </table:table-cell>
          <table:table-cell table:style-name="Tableau5.B1" office:value-type="string">
            <text:p text:style-name="P10"><text:span text:style-name="_5f_Caractères"><text:span text:style-name="T7">.........................................<text:line-break/>.........................................<text:line-break/>.........................................<text:line-break/>.........................................</text:span></text:span></text:p>
          </table:table-cell>
        </table:table-row>
      </table:table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39" text:outline-level="1"><text:soft-page-break/><text:span text:style-name="_5f_Caractères">Complète le tableau suivant sachant que, dans chaque cas, le triangle MNP est isocèle en P.</text:span></text:h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 table:style-name="Tableau7.1">
            <table:table-cell table:style-name="Tableau7.A1" office:value-type="string">
              <text:h text:style-name="_5f_Tableau_5f_Centré_5f_Gras" text:outline-level="1"><text:span text:style-name="_5f_Caractères"/></text:h>
            </table:table-cell>
            <table:table-cell table:style-name="Tableau7.B1" table:number-columns-spanned="3" office:value-type="string">
              <text:h text:style-name="_5f_Tableau_5f_Centré_5f_Gras" text:outline-level="1"><text:span text:style-name="_5f_Caractères">Mesure des angles du triangle MNP</text:span></text:h>
            </table:table-cell>
            <table:covered-table-cell/>
            <table:covered-table-cell/>
          </table:table-row>
        </table:table-header-rows>
        <table:table-row table:style-name="Tableau7.2">
          <table:table-cell table:style-name="Tableau7.A1" office:value-type="string">
            <text:h text:style-name="_5f_Tableau_5f_Centré_5f_Gras" text:outline-level="1"><text:span text:style-name="_5f_Caractères"/></text:h>
          </table:table-cell>
          <table:table-cell table:style-name="Tableau7.B2" office:value-type="string">
            <text:h text:style-name="_5f_Tableau_5f_Centré_5f_Gras" text:outline-level="1"><text:span text:style-name="_5f_Caractères"><draw:frame draw:style-name="fr2" draw:name="Objet18" text:anchor-type="as-char" svg:width="0.826cm" svg:height="0.42cm" draw:z-index="8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h>
          </table:table-cell>
          <table:table-cell table:style-name="Tableau7.B2" office:value-type="string">
            <text:h text:style-name="_5f_Tableau_5f_Centré_5f_Gras" text:outline-level="1"><text:span text:style-name="_5f_Caractères"><draw:frame draw:style-name="fr2" draw:name="Objet10" text:anchor-type="as-char" svg:width="0.82cm" svg:height="0.42cm" draw:z-index="8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h>
          </table:table-cell>
          <table:table-cell table:style-name="Tableau7.D2" office:value-type="string">
            <text:h text:style-name="_5f_Tableau_5f_Centré_5f_Gras" text:outline-level="1"><text:span text:style-name="_5f_Caractères"><draw:frame draw:style-name="fr2" draw:name="Objet19" text:anchor-type="as-char" svg:width="0.82cm" svg:height="0.42cm" draw:z-index="8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h>
          </table:table-cell>
        </table:table-row>
        <table:table-row table:style-name="Tableau7.3">
          <table:table-cell table:style-name="Tableau7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3" text:outline-level="2"><text:span text:style-name="_5f_Caractères"/></text:h>
                  </text:list-item>
                </text:list>
              </text:list-item>
            </text:list>
          </table:table-cell>
          <table:table-cell table:style-name="Tableau7.B3" office:value-type="string">
            <text:h text:style-name="_5f_Tableau_5f_Centré" text:outline-level="1"><text:span text:style-name="_5f_Caractères">35°</text:span></text:h>
          </table:table-cell>
          <table:table-cell table:style-name="Tableau7.C3" office:value-type="string">
            <text:h text:style-name="_5f_Tableau_5f_Centré" text:outline-level="1"><text:span text:style-name="_5f_Caractères"/></text:h>
          </table:table-cell>
          <table:table-cell table:style-name="Tableau7.D3" office:value-type="string">
            <text:h text:style-name="_5f_Tableau_5f_Centré" text:outline-level="1"><text:span text:style-name="_5f_Caractères"/></text:h>
          </table:table-cell>
        </table:table-row>
        <table:table-row table:style-name="Tableau7.4">
          <table:table-cell table:style-name="Tableau7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3" text:outline-level="2"><text:span text:style-name="_5f_Caractères"/></text:h>
                  </text:list-item>
                </text:list>
              </text:list-item>
            </text:list>
          </table:table-cell>
          <table:table-cell table:style-name="Tableau7.B4" office:value-type="string">
            <text:h text:style-name="_5f_Tableau_5f_Centré" text:outline-level="1"><text:span text:style-name="_5f_Caractères"/></text:h>
          </table:table-cell>
          <table:table-cell table:style-name="Tableau7.C4" office:value-type="string">
            <text:h text:style-name="_5f_Tableau_5f_Centré" text:outline-level="1"><text:span text:style-name="_5f_Caractères">52,7°</text:span></text:h>
          </table:table-cell>
          <table:table-cell table:style-name="Tableau7.D4" office:value-type="string">
            <text:h text:style-name="_5f_Tableau_5f_Centré" text:outline-level="1"><text:span text:style-name="_5f_Caractères"/></text:h>
          </table:table-cell>
        </table:table-row>
        <table:table-row table:style-name="Tableau7.5">
          <table:table-cell table:style-name="Tableau7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3" text:outline-level="2"><text:span text:style-name="_5f_Caractères"/></text:h>
                  </text:list-item>
                </text:list>
              </text:list-item>
            </text:list>
          </table:table-cell>
          <table:table-cell table:style-name="Tableau7.B5" office:value-type="string">
            <text:h text:style-name="_5f_Tableau_5f_Centré" text:outline-level="1"><text:span text:style-name="_5f_Caractères"/></text:h>
          </table:table-cell>
          <table:table-cell table:style-name="Tableau7.C5" office:value-type="string">
            <text:h text:style-name="_5f_Tableau_5f_Centré" text:outline-level="1"><text:span text:style-name="_5f_Caractères"/></text:h>
          </table:table-cell>
          <table:table-cell table:style-name="Tableau7.D5" office:value-type="string">
            <text:h text:style-name="_5f_Tableau_5f_Centré" text:outline-level="1"><text:span text:style-name="_5f_Caractères">47°</text:span></text:h>
          </table:table-cell>
        </table:table-row>
        <table:table-row table:style-name="Tableau7.6">
          <table:table-cell table:style-name="Tableau7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3" text:outline-level="2"><text:span text:style-name="_5f_Caractères"/></text:h>
                  </text:list-item>
                </text:list>
              </text:list-item>
            </text:list>
          </table:table-cell>
          <table:table-cell table:style-name="Tableau7.B6" office:value-type="string">
            <text:h text:style-name="_5f_Tableau_5f_Centré" text:outline-level="1"><text:span text:style-name="_5f_Caractères"/></text:h>
          </table:table-cell>
          <table:table-cell table:style-name="Tableau7.C6" office:value-type="string">
            <text:h text:style-name="_5f_Tableau_5f_Centré" text:outline-level="1"><text:span text:style-name="_5f_Caractères"/></text:h>
          </table:table-cell>
          <table:table-cell table:style-name="Tableau7.D6" office:value-type="string">
            <text:h text:style-name="_5f_Tableau_5f_Centré" text:outline-level="1"><text:span text:style-name="_5f_Caractères">120,6°</text:span></text:h>
          </table:table-cell>
        </table:table-row>
      </table:table>
      <text:list text:continue-numbering="true" text:style-name="_5f_Numérotation_20_des_20_exercices">
        <text:list-item>
          <text:h text:style-name="P41" text:outline-level="1"><text:span text:style-name="_5f_Caractères_5f_gras">Un triangle rectangle</text:span></text:h>
          <text:list>
            <text:list-item>
              <text:h text:style-name="P33" text:outline-level="2"><text:span text:style-name="_5f_Caractères">Trace un triangle rectangle dont un angle mesure 35°.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h text:style-name="P33" text:outline-level="2"><text:span text:style-name="_5f_Caractères">Combien mesure l’autre angle aigu ? </text:span></text:h>
            </text:list-item>
          </text:list>
        </text:list-item>
      </text:list>
      <text:p text:style-name="_5f_Paragraphe_5f_Réponse_5f_Elève"><text:span text:style-name="_5f_pointillés_20_gris"><text:tab/></text:span></text:p>
      <text:list xml:id="list83406739328059" text:continue-numbering="true" text:style-name="_5f_Numérotation_20_des_20_exercices">
        <text:list-item>
          <text:h text:style-name="P42" text:outline-level="1"><text:span text:style-name="_5f_Caractères">Dans chaque triangle, calcule la mesure de l'angle marqué par un point d'interrogation.</text:span></text:h>
        </text:list-item>
      </text:list>
      <text:list text:style-name="_5f_Numérotation_20_des_20_exercices">
        <text:list-header>
          <text:h text:style-name="P42" text:outline-level="1"><text:span text:style-name="_5f_Caractères"><draw:g text:anchor-type="as-char" draw:z-index="70" draw:name="Forme21" draw:style-name="gr26"><draw:g draw:style-name="gr27"><draw:line draw:style-name="gr3" draw:text-style-name="P48" svg:x1="0.293cm" svg:y1="1.974cm" svg:x2="3.659cm" svg:y2="4.35cm"><text:p/></draw:line><draw:line draw:style-name="gr3" draw:text-style-name="P48" svg:x1="0.296cm" svg:y1="4.34cm" svg:x2="1.977cm" svg:y2="3.154cm"><text:p/></draw:line><draw:line draw:style-name="gr3" draw:text-style-name="P48" svg:x1="3.642cm" svg:y1="4.342cm" svg:x2="0.293cm" svg:y2="4.342cm"><text:p/></draw:line><draw:g draw:style-name="gr28"><draw:line draw:style-name="gr3" draw:text-style-name="P48" svg:x1="2.95cm" svg:y1="3.724cm" svg:x2="2.829cm" svg:y2="3.874cm"><text:p/></draw:line><draw:line draw:style-name="gr3" draw:text-style-name="P48" svg:x1="2.884cm" svg:y1="3.722cm" svg:x2="2.766cm" svg:y2="3.87cm"><text:p/></draw:line></draw:g><draw:line draw:style-name="gr3" draw:text-style-name="P48" svg:x1="1.225cm" svg:y1="3.769cm" svg:x2="1.122cm" svg:y2="3.632cm"><text:p/></draw:line><draw:line draw:style-name="gr3" draw:text-style-name="P48" svg:x1="1.288cm" svg:y1="3.747cm" svg:x2="1.185cm" svg:y2="3.61cm"><text:p/></draw:line><draw:line draw:style-name="gr3" draw:text-style-name="P48" svg:x1="0.293cm" svg:y1="4.345cm" svg:x2="0.293cm" svg:y2="1.974cm"><text:p/></draw:line><draw:circle draw:style-name="gr3" draw:text-style-name="P48" svg:width="0.327cm" svg:height="0.325cm" svg:x="1.81cm" svg:y="2.995cm" draw:kind="arc" draw:start-angle="214.48" draw:end-angle="323.37"><text:p/></draw:circle><draw:frame draw:style-name="gr29" draw:text-style-name="P49" svg:width="0.803cm" svg:height="0.389cm" svg:x="1.605cm" svg:y="3.373cm"><draw:text-box><text:p text:style-name="P43"><text:span text:style-name="T11">110°</text:span></text:p></draw:text-box></draw:frame><draw:rect draw:style-name="gr30" draw:text-style-name="P50" svg:width="0.186cm" svg:height="0.19cm" svg:x="0.291cm" svg:y="4.156cm"><text:p/></draw:rect><draw:ellipse draw:style-name="gr3" draw:text-style-name="P48" svg:width="0.592cm" svg:height="0.597cm" svg:x="-0.004cm" svg:y="1.665cm" draw:kind="arc" draw:start-angle="270" draw:end-angle="323.14"><text:p/></draw:ellipse><draw:frame draw:style-name="gr31" draw:text-style-name="P51" svg:width="0.172cm" svg:height="0.414cm" svg:x="0.409cm" svg:y="2.254cm"><draw:text-box><text:p text:style-name="P43"><text:span text:style-name="T12">?</text:span></text:p></draw:text-box></draw:frame><draw:frame draw:style-name="gr31" draw:text-style-name="P51" svg:width="0.285cm" svg:height="0.414cm" svg:x="0.056cm" svg:y="1.596cm"><draw:text-box><text:p text:style-name="P43"><text:span text:style-name="T12">X</text:span></text:p></draw:text-box></draw:frame><draw:frame draw:style-name="gr31" draw:text-style-name="P51" svg:width="0.258cm" svg:height="0.414cm" svg:x="0cm" svg:y="4.313cm"><draw:text-box><text:p text:style-name="P43"><text:span text:style-name="T12">E</text:span></text:p></draw:text-box></draw:frame><draw:frame draw:style-name="gr31" draw:text-style-name="P51" svg:width="0.278cm" svg:height="0.414cm" svg:x="3.727cm" svg:y="4.286cm"><draw:text-box><text:p text:style-name="P43"><text:span text:style-name="T12">R</text:span></text:p></draw:text-box></draw:frame><draw:frame draw:style-name="gr31" draw:text-style-name="P51" svg:width="0.251cm" svg:height="0.414cm" svg:x="1.997cm" svg:y="2.792cm"><draw:text-box><text:p text:style-name="P43"><text:span text:style-name="T12">S</text:span></text:p></draw:text-box></draw:frame></draw:g><draw:g draw:style-name="gr28"><draw:line draw:style-name="gr3" draw:text-style-name="P48" svg:x1="6.813cm" svg:y1="2.31cm" svg:x2="4.379cm" svg:y2="4.034cm"><text:p/></draw:line><draw:line draw:style-name="gr3" draw:text-style-name="P48" svg:x1="8.103cm" svg:y1="4.034cm" svg:x2="6.812cm" svg:y2="2.31cm"><text:p/></draw:line><draw:line draw:style-name="gr3" draw:text-style-name="P48" svg:x1="8.103cm" svg:y1="4.027cm" svg:x2="4.37cm" svg:y2="4.027cm"><text:p/></draw:line><draw:line draw:style-name="gr3" draw:text-style-name="P48" svg:x1="5.947cm" svg:y1="2.916cm" svg:x2="5.947cm" svg:y2="4.028cm"><text:p/></draw:line><draw:rect draw:style-name="gr30" draw:text-style-name="P50" svg:width="0.165cm" svg:height="0.161cm" svg:x="5.946cm" svg:y="3.87cm"><text:p/></draw:rect><draw:frame draw:style-name="gr32" draw:text-style-name="P51" svg:width="0.301cm" svg:height="0.495cm" svg:x="4.038cm" svg:y="3.893cm"><draw:text-box><text:p text:style-name="P43"><text:span text:style-name="T12">O</text:span></text:p></draw:text-box></draw:frame><draw:frame draw:style-name="gr31" draw:text-style-name="P51" svg:width="0.304cm" svg:height="0.414cm" svg:x="5.8cm" svg:y="4.069cm"><draw:text-box><text:p text:style-name="P43"><text:span text:style-name="T12">U</text:span></text:p></draw:text-box></draw:frame><draw:frame draw:style-name="gr31" draw:text-style-name="P51" svg:width="0.306cm" svg:height="0.414cm" svg:x="8.16cm" svg:y="3.836cm"><draw:text-box><text:p text:style-name="P43"><text:span text:style-name="T12">M</text:span></text:p></draw:text-box></draw:frame><draw:frame draw:style-name="gr33" draw:text-style-name="P51" svg:width="0.304cm" svg:height="0.496cm" svg:x="5.764cm" svg:y="2.563cm"><draw:text-box><text:p text:style-name="P43"><text:span text:style-name="T12">P</text:span></text:p></draw:text-box></draw:frame><draw:frame draw:style-name="gr32" draw:text-style-name="P51" svg:width="0.299cm" svg:height="0.495cm" svg:x="6.689cm" svg:y="1.882cm"><draw:text-box><text:p text:style-name="P43"><text:span text:style-name="T12">N</text:span></text:p></draw:text-box></draw:frame><draw:ellipse draw:style-name="gr3" draw:text-style-name="P48" svg:width="0.685cm" svg:height="0.668cm" svg:x="7.756cm" svg:y="3.694cm" draw:kind="arc" draw:start-angle="126.21" draw:end-angle="178.61"><text:p/></draw:ellipse><draw:frame draw:style-name="gr34" draw:text-style-name="P51" svg:width="0.629cm" svg:height="0.495cm" svg:x="7.204cm" svg:y="3.604cm"><draw:text-box><text:p text:style-name="P43"><text:span text:style-name="T12">54°</text:span></text:p></draw:text-box></draw:frame><draw:frame draw:style-name="gr31" draw:text-style-name="P51" svg:width="0.234cm" svg:height="0.414cm" svg:x="5.678cm" svg:y="3.182cm"><draw:text-box><text:p text:style-name="P43"><text:span text:style-name="T12">?</text:span></text:p></draw:text-box></draw:frame><draw:line draw:style-name="gr3" draw:text-style-name="P48" svg:x1="6.657cm" svg:y1="2.414cm" svg:x2="6.768cm" svg:y2="2.562cm"><text:p/></draw:line><draw:line draw:style-name="gr3" draw:text-style-name="P48" svg:x1="6.924cm" svg:y1="2.457cm" svg:x2="6.768cm" svg:y2="2.566cm"><text:p/></draw:line><draw:ellipse draw:style-name="gr3" draw:text-style-name="P48" svg:width="0.593cm" svg:height="0.592cm" svg:x="5.65cm" svg:y="2.617cm" draw:kind="arc" draw:start-angle="216.7" draw:end-angle="270"><text:p/></draw:ellipse></draw:g><draw:frame draw:style-name="gr35" draw:text-style-name="P52" svg:width="0.877cm" svg:height="0.664cm" svg:x="0.561cm" svg:y="2.822cm"><draw:text-box><text:p text:style-name="P43"><text:span text:style-name="T13">a.</text:span></text:p></draw:text-box></draw:frame><draw:frame draw:style-name="gr36" draw:text-style-name="P52" svg:width="0.849cm" svg:height="0.664cm" svg:x="6.212cm" svg:y="2.822cm"><draw:text-box><text:p text:style-name="P43"><text:span text:style-name="T13">c.</text:span></text:p></draw:text-box></draw:frame><draw:frame draw:style-name="gr37" draw:text-style-name="P52" svg:width="0.892cm" svg:height="0.664cm" svg:x="2.981cm" svg:y="1.076cm"><draw:text-box><text:p text:style-name="P43"><text:span text:style-name="T13">b.</text:span></text:p></draw:text-box></draw:frame><draw:g draw:style-name="gr27"><draw:line draw:style-name="gr3" draw:text-style-name="P48" svg:x1="4.861cm" svg:y1="0.924cm" svg:x2="2.115cm" svg:y2="0.398cm"><text:p/></draw:line><draw:line draw:style-name="gr3" draw:text-style-name="P48" svg:x1="4.86cm" svg:y1="0.93cm" svg:x2="3.03cm" svg:y2="3.044cm"><text:p/></draw:line><draw:line draw:style-name="gr3" draw:text-style-name="P48" svg:x1="3.031cm" svg:y1="3.043cm" svg:x2="2.115cm" svg:y2="0.398cm"><text:p/></draw:line><draw:g draw:style-name="gr28"><draw:line draw:style-name="gr3" draw:text-style-name="P48" svg:x1="3.08cm" svg:y1="2.642cm" svg:x2="3.14cm" svg:y2="2.527cm"><text:p/></draw:line><draw:line draw:style-name="gr3" draw:text-style-name="P48" svg:x1="3.152cm" svg:y1="2.64cm" svg:x2="3.21cm" svg:y2="2.527cm"><text:p/></draw:line></draw:g><draw:line draw:style-name="gr3" draw:text-style-name="P48" svg:x1="3.852cm" svg:y1="2.209cm" svg:x2="3.796cm" svg:y2="2.02cm"><text:p/></draw:line><draw:line draw:style-name="gr3" draw:text-style-name="P48" svg:x1="2.704cm" svg:y1="1.766cm" svg:x2="2.524cm" svg:y2="1.955cm"><text:p/></draw:line><draw:line draw:style-name="gr3" draw:text-style-name="P48" svg:x1="3.627cm" svg:y1="0.579cm" svg:x2="3.458cm" svg:y2="0.766cm"><text:p/></draw:line><draw:line draw:style-name="gr3" draw:text-style-name="P48" svg:x1="4.405cm" svg:y1="3.32cm" svg:x2="3.023cm" svg:y2="3.048cm"><text:p/></draw:line><draw:line draw:style-name="gr3" draw:text-style-name="P48" svg:x1="4.863cm" svg:y1="0.923cm" svg:x2="4.407cm" svg:y2="3.33cm"><text:p/></draw:line><draw:rect draw:style-name="gr30" draw:text-style-name="P50" svg:width="0.204cm" svg:height="0.205cm" draw:transform="skewX (-0.00855211333477226) rotate (2.94925737002002) translate (4.40972222222222cm 3.32002777777778cm)"><text:p/></draw:rect><draw:frame draw:style-name="gr38" draw:text-style-name="P51" svg:width="0.209cm" svg:height="0.449cm" svg:x="1.882cm" svg:y="0cm"><draw:text-box><text:p text:style-name="P43"><text:span text:style-name="T12">L</text:span></text:p></draw:text-box></draw:frame><draw:frame draw:style-name="gr38" draw:text-style-name="P51" svg:width="0.227cm" svg:height="0.449cm" svg:x="2.669cm" svg:y="3.023cm"><draw:text-box><text:p text:style-name="P43"><text:span text:style-name="T12">N</text:span></text:p></draw:text-box></draw:frame><draw:frame draw:style-name="gr38" draw:text-style-name="P51" svg:width="0.325cm" svg:height="0.449cm" svg:x="4.447cm" svg:y="3.32cm"><draw:text-box><text:p text:style-name="P43"><text:span text:style-name="T12">A</text:span></text:p></draw:text-box></draw:frame><draw:frame draw:style-name="gr38" draw:text-style-name="P51" svg:width="0.264cm" svg:height="0.449cm" svg:x="4.981cm" svg:y="0.596cm"><draw:text-box><text:p text:style-name="P43"><text:span text:style-name="T12">E</text:span></text:p></draw:text-box></draw:frame><draw:ellipse draw:style-name="gr3" draw:text-style-name="P48" svg:width="0.946cm" svg:height="0.95cm" draw:transform="rotate (-0.466177443207686) translate (2.83104166666667cm 2.41691666666667cm)" draw:kind="arc" draw:start-angle="14.72" draw:end-angle="135.57"><text:p/></draw:ellipse><draw:g draw:style-name="gr28"><draw:line draw:style-name="gr3" draw:text-style-name="P48" svg:x1="3.401cm" svg:y1="2.886cm" svg:x2="3.509cm" svg:y2="2.819cm"><text:p/></draw:line><draw:line draw:style-name="gr3" draw:text-style-name="P48" svg:x1="3.466cm" svg:y1="2.924cm" svg:x2="3.574cm" svg:y2="2.857cm"><text:p/></draw:line></draw:g><draw:ellipse draw:style-name="gr3" draw:text-style-name="P48" svg:width="1.017cm" svg:height="1.024cm" draw:transform="rotate (-0.468271838310079) translate (4.64079166666667cm 0.238513888888889cm)" draw:kind="arc" draw:start-angle="257.14" draw:end-angle="284.57"><text:p/></draw:ellipse><draw:frame draw:style-name="gr38" draw:text-style-name="P51" svg:width="0.2cm" svg:height="0.449cm" svg:x="4.463cm" svg:y="1.423cm"><draw:text-box><text:p text:style-name="P43"><text:span text:style-name="T12">?</text:span></text:p></draw:text-box></draw:frame></draw:g><draw:g draw:style-name="gr28"><draw:line draw:style-name="gr3" draw:text-style-name="P48" svg:x1="6.813cm" svg:y1="2.31cm" svg:x2="4.379cm" svg:y2="4.034cm"><text:p/></draw:line><draw:line draw:style-name="gr3" draw:text-style-name="P48" svg:x1="8.103cm" svg:y1="4.034cm" svg:x2="6.812cm" svg:y2="2.31cm"><text:p/></draw:line><draw:line draw:style-name="gr3" draw:text-style-name="P48" svg:x1="8.103cm" svg:y1="4.027cm" svg:x2="4.37cm" svg:y2="4.027cm"><text:p/></draw:line><draw:line draw:style-name="gr3" draw:text-style-name="P48" svg:x1="5.947cm" svg:y1="2.916cm" svg:x2="5.947cm" svg:y2="4.028cm"><text:p/></draw:line><draw:rect draw:style-name="gr30" draw:text-style-name="P50" svg:width="0.165cm" svg:height="0.161cm" svg:x="5.946cm" svg:y="3.87cm"><text:p/></draw:rect><draw:frame draw:style-name="gr32" draw:text-style-name="P51" svg:width="0.301cm" svg:height="0.495cm" svg:x="4.038cm" svg:y="3.893cm"><draw:text-box><text:p text:style-name="P43"><text:span text:style-name="T12">O</text:span></text:p></draw:text-box></draw:frame><draw:frame draw:style-name="gr31" draw:text-style-name="P51" svg:width="0.304cm" svg:height="0.414cm" svg:x="5.8cm" svg:y="4.069cm"><draw:text-box><text:p text:style-name="P43"><text:span text:style-name="T12">U</text:span></text:p></draw:text-box></draw:frame><draw:frame draw:style-name="gr31" draw:text-style-name="P51" svg:width="0.306cm" svg:height="0.414cm" svg:x="8.16cm" svg:y="3.836cm"><draw:text-box><text:p text:style-name="P43"><text:span text:style-name="T12">M</text:span></text:p></draw:text-box></draw:frame><draw:frame draw:style-name="gr33" draw:text-style-name="P51" svg:width="0.304cm" svg:height="0.496cm" svg:x="5.764cm" svg:y="2.563cm"><draw:text-box><text:p text:style-name="P43"><text:span text:style-name="T12">P</text:span></text:p></draw:text-box></draw:frame><draw:frame draw:style-name="gr32" draw:text-style-name="P51" svg:width="0.299cm" svg:height="0.495cm" svg:x="6.689cm" svg:y="1.882cm"><draw:text-box><text:p text:style-name="P43"><text:span text:style-name="T12">N</text:span></text:p></draw:text-box></draw:frame><draw:ellipse draw:style-name="gr3" draw:text-style-name="P48" svg:width="0.685cm" svg:height="0.668cm" svg:x="7.756cm" svg:y="3.694cm" draw:kind="arc" draw:start-angle="126.21" draw:end-angle="178.61"><text:p/></draw:ellipse><draw:frame draw:style-name="gr34" draw:text-style-name="P51" svg:width="0.629cm" svg:height="0.495cm" svg:x="7.204cm" svg:y="3.604cm"><draw:text-box><text:p text:style-name="P43"><text:span text:style-name="T12">54°</text:span></text:p></draw:text-box></draw:frame><draw:frame draw:style-name="gr31" draw:text-style-name="P51" svg:width="0.234cm" svg:height="0.414cm" svg:x="5.678cm" svg:y="3.182cm"><draw:text-box><text:p text:style-name="P43"><text:span text:style-name="T12">?</text:span></text:p></draw:text-box></draw:frame><draw:line draw:style-name="gr3" draw:text-style-name="P48" svg:x1="6.657cm" svg:y1="2.414cm" svg:x2="6.768cm" svg:y2="2.562cm"><text:p/></draw:line><draw:line draw:style-name="gr3" draw:text-style-name="P48" svg:x1="6.924cm" svg:y1="2.457cm" svg:x2="6.768cm" svg:y2="2.566cm"><text:p/></draw:line><draw:ellipse draw:style-name="gr3" draw:text-style-name="P48" svg:width="0.593cm" svg:height="0.592cm" svg:x="5.65cm" svg:y="2.617cm" draw:kind="arc" draw:start-angle="216.7" draw:end-angle="270"><text:p/></draw:ellipse></draw:g><draw:g draw:style-name="gr28"><draw:line draw:style-name="gr3" draw:text-style-name="P48" svg:x1="6.813cm" svg:y1="2.31cm" svg:x2="4.379cm" svg:y2="4.034cm"><text:p/></draw:line><draw:line draw:style-name="gr3" draw:text-style-name="P48" svg:x1="8.103cm" svg:y1="4.034cm" svg:x2="6.812cm" svg:y2="2.31cm"><text:p/></draw:line><draw:line draw:style-name="gr3" draw:text-style-name="P48" svg:x1="8.103cm" svg:y1="4.027cm" svg:x2="4.37cm" svg:y2="4.027cm"><text:p/></draw:line><draw:line draw:style-name="gr3" draw:text-style-name="P48" svg:x1="5.947cm" svg:y1="2.916cm" svg:x2="5.947cm" svg:y2="4.028cm"><text:p/></draw:line><draw:rect draw:style-name="gr30" draw:text-style-name="P50" svg:width="0.165cm" svg:height="0.161cm" svg:x="5.946cm" svg:y="3.87cm"><text:p/></draw:rect><draw:frame draw:style-name="gr31" draw:text-style-name="P51" svg:width="0.301cm" svg:height="0.414cm" svg:x="4.038cm" svg:y="3.893cm"><draw:text-box><text:p text:style-name="P43"><text:span text:style-name="T12">O</text:span></text:p></draw:text-box></draw:frame><draw:frame draw:style-name="gr31" draw:text-style-name="P51" svg:width="0.304cm" svg:height="0.414cm" svg:x="5.8cm" svg:y="4.069cm"><draw:text-box><text:p text:style-name="P43"><text:span text:style-name="T12">U</text:span></text:p></draw:text-box></draw:frame><draw:frame draw:style-name="gr31" draw:text-style-name="P51" svg:width="0.306cm" svg:height="0.414cm" svg:x="8.16cm" svg:y="3.836cm"><draw:text-box><text:p text:style-name="P43"><text:span text:style-name="T12">M</text:span></text:p></draw:text-box></draw:frame><draw:frame draw:style-name="gr33" draw:text-style-name="P51" svg:width="0.304cm" svg:height="0.496cm" svg:x="5.764cm" svg:y="2.563cm"><draw:text-box><text:p text:style-name="P43"><text:span text:style-name="T12">P</text:span></text:p></draw:text-box></draw:frame><draw:frame draw:style-name="gr32" draw:text-style-name="P51" svg:width="0.299cm" svg:height="0.495cm" svg:x="6.689cm" svg:y="1.882cm"><draw:text-box><text:p text:style-name="P43"><text:span text:style-name="T12">N</text:span></text:p></draw:text-box></draw:frame><draw:ellipse draw:style-name="gr3" draw:text-style-name="P48" svg:width="0.685cm" svg:height="0.668cm" svg:x="7.756cm" svg:y="3.694cm" draw:kind="arc" draw:start-angle="126.21" draw:end-angle="178.61"><text:p/></draw:ellipse><draw:frame draw:style-name="gr31" draw:text-style-name="P51" svg:width="0.234cm" svg:height="0.414cm" svg:x="5.678cm" svg:y="3.182cm"><draw:text-box><text:p text:style-name="P43"><text:span text:style-name="T12">?</text:span></text:p></draw:text-box></draw:frame><draw:line draw:style-name="gr3" draw:text-style-name="P48" svg:x1="6.657cm" svg:y1="2.414cm" svg:x2="6.768cm" svg:y2="2.562cm"><text:p/></draw:line><draw:line draw:style-name="gr3" draw:text-style-name="P48" svg:x1="6.924cm" svg:y1="2.457cm" svg:x2="6.768cm" svg:y2="2.566cm"><text:p/></draw:line><draw:ellipse draw:style-name="gr3" draw:text-style-name="P48" svg:width="0.593cm" svg:height="0.592cm" svg:x="5.65cm" svg:y="2.617cm" draw:kind="arc" draw:start-angle="216.7" draw:end-angle="270"><text:p/></draw:ellipse></draw:g></draw:g></text:span></text:h>
        </text:list-header>
      </text:list>
      <text:p text:style-name="P10"><text:span text:style-name="_5f_pointillés_20_gris"><text:span text:style-name="T7"><text:tab/><text:line-break/><text:tab/><text:line-break/><text:tab/><text:line-break/><text:tab/><text:line-break/><text:tab/><text:line-break/><text:tab/><text:line-break/><text:tab/><text:line-break/><text:tab/></text:span></text:span></text:p>
      <text:list text:continue-list="list83406739328059" text:style-name="_5f_Numérotation_20_des_20_exercices">
        <text:list-item>
          <text:h text:style-name="P42" text:outline-level="1"><text:span text:style-name="_5f_Caractères"><text:s/>En justifiant, réponds par vrai ou faux </text:span><text:span text:style-name="_5f_Caractères"><text:span text:style-name="T7">.</text:span></text:span></text:h>
          <text:list>
            <text:list-item>
              <text:h text:style-name="P33" text:outline-level="2"><text:span text:style-name="_5f_Caractères">Un triangle ne peut avoir qu'un seul angle obtus.</text:span></text:h>
            </text:list-item>
          </text:list>
        </text:list-item>
      </text:list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3" text:outline-level="2"><text:span text:style-name="_5f_Caractères">Il peut y avoir deux angles droits dans un triangle.</text:span></text:h>
            </text:list-item>
          </text:list>
        </text:list-item>
      </text:list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3" text:outline-level="2"><text:span text:style-name="_5f_Caractères">Si les mesures des angles de deux triangles sont égales alors les triangles sont superposables.</text:span></text:h>
            </text:list-item>
          </text:list>
        </text:list-item>
      </text:list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/text:span></text:p>
      <text:list text:continue-numbering="true" text:style-name="_5f_Numérotation_20_des_20_exercices">
        <text:list-item>
          <text:h text:style-name="P41" text:outline-level="1"><draw:g text:anchor-type="paragraph" draw:z-index="73" draw:name="Forme26" draw:style-name="gr7"><draw:line draw:style-name="gr3" draw:text-style-name="P45" svg:x1="8.525cm" svg:y1="4.082cm" svg:x2="6.05cm" svg:y2="4.082cm"><text:p/></draw:line><draw:line draw:style-name="gr3" draw:text-style-name="P45" svg:x1="6.406cm" svg:y1="2.417cm" svg:x2="6.05cm" svg:y2="4.082cm"><text:p/></draw:line><draw:line draw:style-name="gr3" draw:text-style-name="P45" svg:x1="8.539cm" svg:y1="4.084cm" svg:x2="7.768cm" svg:y2="1.318cm"><text:p/></draw:line><draw:line draw:style-name="gr3" draw:text-style-name="P45" svg:x1="7.766cm" svg:y1="1.328cm" svg:x2="6.408cm" svg:y2="2.416cm"><text:p/></draw:line><draw:frame draw:style-name="gr15" draw:text-style-name="P44" svg:width="0.419cm" svg:height="0.542cm" svg:x="5.962cm" svg:y="2.013cm"><draw:text-box><text:p text:style-name="P43"><text:span text:style-name="T8">A</text:span></text:p></draw:text-box></draw:frame><draw:frame draw:style-name="gr16" draw:text-style-name="P44" svg:width="0.445cm" svg:height="0.519cm" svg:x="7.878cm" svg:y="0.859cm"><draw:text-box><text:p text:style-name="P43"><text:span text:style-name="T8">B</text:span></text:p></draw:text-box></draw:frame><draw:frame draw:style-name="gr16" draw:text-style-name="P44" svg:width="0.433cm" svg:height="0.519cm" svg:x="8.703cm" svg:y="4.022cm"><draw:text-box><text:p text:style-name="P43"><text:span text:style-name="T8">C</text:span></text:p></draw:text-box></draw:frame><draw:frame draw:style-name="gr17" draw:text-style-name="P44" svg:width="0.445cm" svg:height="0.518cm" svg:x="5.627cm" svg:y="4.032cm"><draw:text-box><text:p text:style-name="P43"><text:span text:style-name="T8">D</text:span></text:p></draw:text-box></draw:frame></draw:g><text:span text:style-name="_5f_Caractères_5f_gras">Dans des polygones</text:span></text:h>
          <text:list>
            <text:list-item>
              <text:h text:style-name="P38" text:outline-level="2"><text:span text:style-name="_5f_Caractères">Dans le quadrilatère ci-contre, trace une des diagonales.</text:span></text:h>
            </text:list-item>
            <text:list-item>
              <text:h text:style-name="P38" text:outline-level="2"><text:span text:style-name="_5f_Caractères">En considérant les figures accolées qu’elle détermine, calcule la somme des mesures des angles d'un quadrilatère quelconque.</text:span></text:h>
            </text:list-item>
          </text:list>
        </text:list-item>
      </text:list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8" text:outline-level="2"><draw:g text:anchor-type="paragraph" draw:z-index="77" draw:name="Forme27" draw:style-name="gr7"><draw:line draw:style-name="gr3" draw:text-style-name="P45" svg:x1="7.828cm" svg:y1="0.653cm" svg:x2="8.493cm" svg:y2="2.673cm"><text:p/></draw:line><draw:line draw:style-name="gr3" draw:text-style-name="P45" svg:x1="7.334cm" svg:y1="3.448cm" svg:x2="8.493cm" svg:y2="2.674cm"><text:p/></draw:line><draw:line draw:style-name="gr3" draw:text-style-name="P45" svg:x1="6.334cm" svg:y1="0.489cm" svg:x2="5.692cm" svg:y2="2.528cm"><text:p/></draw:line><draw:line draw:style-name="gr3" draw:text-style-name="P45" svg:x1="5.699cm" svg:y1="2.524cm" svg:x2="7.334cm" svg:y2="3.448cm"><text:p/></draw:line><draw:frame draw:style-name="gr6" draw:text-style-name="P44" svg:width="0.421cm" svg:height="0.429cm" svg:x="6.031cm" svg:y="0.099cm"><draw:text-box><text:p text:style-name="P43"><text:span text:style-name="T8">N</text:span></text:p></draw:text-box></draw:frame><draw:frame draw:style-name="gr2" draw:text-style-name="P44" svg:width="0.396cm" svg:height="0.414cm" svg:x="7.909cm" svg:y="0.244cm"><draw:text-box><text:p text:style-name="P43"><text:span text:style-name="T8">P</text:span></text:p></draw:text-box></draw:frame><draw:frame draw:style-name="gr8" draw:text-style-name="P44" svg:width="0.433cm" svg:height="0.436cm" svg:x="8.559cm" svg:y="2.477cm"><draw:text-box><text:p text:style-name="P43"><text:span text:style-name="T8">Q</text:span></text:p></draw:text-box></draw:frame><draw:frame draw:style-name="gr9" draw:text-style-name="P44" svg:width="0.357cm" svg:height="0.431cm" svg:x="7.229cm" svg:y="3.486cm"><draw:text-box><text:p text:style-name="P43"><text:span text:style-name="T8">R</text:span></text:p></draw:text-box></draw:frame><draw:line draw:style-name="gr3" draw:text-style-name="P45" svg:x1="6.334cm" svg:y1="0.489cm" svg:x2="7.832cm" svg:y2="0.651cm"><text:p/></draw:line><draw:frame draw:style-name="gr2" draw:text-style-name="P44" svg:width="0.403cm" svg:height="0.414cm" svg:x="5.283cm" svg:y="2.41cm"><draw:text-box><text:p text:style-name="P43"><text:span text:style-name="T8">M</text:span></text:p></draw:text-box></draw:frame></draw:g><text:span text:style-name="_5f_Caractères">De la même façon, trace deux diagonales bien choisies dans le pentagone ci-contre, et calcule la somme des mesures des angles d'un pentagone quelconque.</text:span></text:h>
            </text:list-item>
          </text:list>
        </text:list-item>
      </text:list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/text:span></text:p>
      <text:p text:style-name="P9"><text:span text:style-name="_5f_pointillés_20_gris"><text:span text:style-name="T7"><text:tab/></text:span></text:span></text:p>
      <text:p text:style-name="P9"><text:span text:style-name="_5f_pointillés_20_gris"><text:span text:style-name="T7"><text:tab/></text:span></text:span></text:p>
      <text:p text:style-name="P9"><text:span text:style-name="_5f_pointillés_20_gris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officeooo:rsid="00fc60e2" officeooo:paragraph-rsid="00fc60e2"/>
    </style:style>
    <style:style style:name="MP23" style:family="paragraph">
      <loext:graphic-properties draw:fill="solid" draw:fill-color="#1ca2b8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6" fo:font-size="16pt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50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4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8" draw:name="Ligne_Entete_Impair_Mesures_2col" draw:style-name="Mgr3" draw:text-style-name="MP3" svg:x1="16.023cm" svg:y1="0.36cm" svg:x2="20.496cm" svg:y2="0.36cm"><text:p/></draw:line><draw:line text:anchor-type="paragraph" draw:z-index="64" draw:name="Ligne_Verticale_Impair_Mesures_2col" draw:style-name="Mgr3" draw:text-style-name="MP3" svg:x1="9.477cm" svg:y1="1.979cm" svg:x2="9.477cm" svg:y2="27.016cm"><text:p/></draw:line><draw:g text:anchor-type="paragraph" draw:z-index="12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51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5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r</text:span><text:span text:style-name="MT1">ie </text:span></text:p></draw:text-box></draw:frame><draw:line text:anchor-type="paragraph" draw:z-index="59" draw:name="Ligne_Entete_Pair_Mesures_2col" draw:style-name="Mgr3" draw:text-style-name="MP3" svg:x1="16.023cm" svg:y1="0.36cm" svg:x2="20.496cm" svg:y2="0.36cm"><text:p/></draw:line><draw:line text:anchor-type="paragraph" draw:z-index="65" draw:name="Ligne_Verticale_Pair_Mesures_2col" draw:style-name="Mgr3" draw:text-style-name="MP3" svg:x1="9.502cm" svg:y1="2.046cm" svg:x2="9.502cm" svg:y2="27.083cm"><text:p/></draw:line><draw:g text:anchor-type="paragraph" draw:z-index="13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48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2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6" draw:name="Ligne_Entete_Impair_Mesures_1col" draw:style-name="Mgr3" draw:text-style-name="MP3" svg:x1="16.023cm" svg:y1="0.36cm" svg:x2="20.496cm" svg:y2="0.36cm"><text:p/></draw:line><draw:g text:anchor-type="paragraph" draw:z-index="10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49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3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r</text:span><text:span text:style-name="MT1">ie </text:span></text:p></draw:text-box></draw:frame><draw:line text:anchor-type="paragraph" draw:z-index="57" draw:name="Ligne_Entete_Pair_Mesures_1col" draw:style-name="Mgr3" draw:text-style-name="MP3" svg:x1="16.023cm" svg:y1="0.36cm" svg:x2="20.496cm" svg:y2="0.36cm"><text:p/></draw:line><draw:g text:anchor-type="paragraph" draw:z-index="11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37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8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6" draw:name="Ligne_Entete_Impair_Donnees_2col" draw:style-name="Mgr7" draw:text-style-name="MP3" svg:x1="16.023cm" svg:y1="0.36cm" svg:x2="20.496cm" svg:y2="0.36cm"><text:p/></draw:line><draw:line text:anchor-type="paragraph" draw:z-index="62" draw:name="Ligne_Verticale_Impair_Donnees_2col" draw:style-name="Mgr7" draw:text-style-name="MP3" svg:x1="9.477cm" svg:y1="2.007cm" svg:x2="9.477cm" svg:y2="27.044cm"><text:p/></draw:line><draw:g text:anchor-type="paragraph" draw:z-index="6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16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9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7" draw:name="Ligne_Entete_Pair_Donnees_2col" draw:style-name="Mgr7" draw:text-style-name="MP3" svg:x1="16.023cm" svg:y1="0.36cm" svg:x2="20.496cm" svg:y2="0.36cm"><text:p/></draw:line><draw:line text:anchor-type="paragraph" draw:z-index="63" draw:name="Ligne_Verticale_Pair_Donnees_2col" draw:style-name="Mgr7" draw:text-style-name="MP3" svg:x1="9.533cm" svg:y1="1.949cm" svg:x2="9.533cm" svg:y2="26.986cm"><text:p/></draw:line><draw:g text:anchor-type="paragraph" draw:z-index="9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31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3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5" draw:name="Ligne_Entete_Impair_Donnees_1col" draw:style-name="Mgr7" draw:text-style-name="MP3" svg:x1="16.023cm" svg:y1="0.36cm" svg:x2="20.496cm" svg:y2="0.36cm"><text:p/></draw:line><draw:g text:anchor-type="paragraph" draw:z-index="7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32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4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r</text:span><text:span text:style-name="MT1">ie </text:span></text:p></draw:text-box></draw:frame><draw:line text:anchor-type="paragraph" draw:z-index="44" draw:name="Ligne_Entete_Pair_Donnees_1col" draw:style-name="Mgr7" draw:text-style-name="MP3" svg:x1="16.023cm" svg:y1="0.36cm" svg:x2="20.496cm" svg:y2="0.36cm"><text:p/></draw:line><draw:g text:anchor-type="paragraph" draw:z-index="8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path text:anchor-type="paragraph" draw:z-index="14" draw:name="Fond_Num_Serie_Im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2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2</text:span></text:p></draw:text-box></draw:frame><draw:line text:anchor-type="paragraph" draw:z-index="42" draw:name="Ligne_Entete_Impair_Geometrie_2col" draw:style-name="Mgr10" draw:text-style-name="MP3" svg:x1="87.598cm" svg:y1="0.36cm" svg:x2="81.024cm" svg:y2="0.36cm"><text:p/></draw:line><draw:line text:anchor-type="paragraph" draw:z-index="60" draw:name="Ligne_Verticale_Impair_Geometrie_2col" draw:style-name="Mgr10" draw:text-style-name="MP3" svg:x1="9.477cm" svg:y1="1.949cm" svg:x2="9.477cm" svg:y2="26.986cm"><text:p/></draw:line><draw:g text:anchor-type="paragraph" draw:z-index="4" draw:name="Fond_Num_Page_Impair_Geometrie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6">Somme des angles dans un triangle</text:span></text:p>
      </style:header>
      <style:header-left>
        <text:p text:style-name="MP25"><draw:path text:anchor-type="paragraph" draw:z-index="15" draw:name="Fond_Num_Serie_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30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i</text:span><text:span text:style-name="MT1">e </text:span><text:span text:style-name="MT1">2</text:span></text:p></draw:text-box></draw:frame><draw:line text:anchor-type="paragraph" draw:z-index="43" draw:name="Ligne_Entete_Pair_Geometrie_2col" draw:style-name="Mgr10" draw:text-style-name="MP3" svg:x1="87.599cm" svg:y1="0.36cm" svg:x2="81.141cm" svg:y2="0.36cm"><text:p/></draw:line><draw:line text:anchor-type="paragraph" draw:z-index="61" draw:name="Ligne_Verticale_Pair_Geometrie_2col" draw:style-name="Mgr10" draw:text-style-name="MP3" svg:x1="9.477cm" svg:y1="2.028cm" svg:x2="9.477cm" svg:y2="27.065cm"><text:p/></draw:line><draw:g text:anchor-type="paragraph" draw:z-index="5" draw:name="Fond_Num_Page_Pair_Geometrie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6">Somme des angles dans un triangle</text:span></text:p>
      </style:header-left>
      <style:footer>
        <text:h text:style-name="MP26" text:outline-level="1"><draw:frame draw:style-name="Mfr1" draw:name="Cadre_Pied_Impair_Geometrie_2col" text:anchor-type="paragraph" svg:x="12.587cm" svg:y="-0.088cm" draw:z-index="35"><draw:text-box fo:min-height="0.499cm" fo:min-width="5.126cm"><text:h text:style-name="MP7" text:outline-level="1">Triangles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27" text:outline-level="1"><draw:frame draw:style-name="Mfr1" draw:name="Cadre_Pied_Pair_Geometrie_2col" text:anchor-type="paragraph" svg:x="1.231cm" svg:y="-0.021cm" draw:z-index="36"><draw:text-box fo:min-height="0.425cm" fo:min-width="6.994cm"><text:h text:style-name="MP9" text:outline-level="1">Triangl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25" draw:name="Fond_Num_Serie_Im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28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1" draw:name="Ligne_Entete_Impair_Geometrie_1col" draw:style-name="Mgr10" draw:text-style-name="MP3" svg:x1="16.023cm" svg:y1="0.36cm" svg:x2="20.496cm" svg:y2="0.36cm"><text:p/></draw:line><draw:g text:anchor-type="paragraph" draw:z-index="2" draw:name="Fond_Num_Page_Impair_Geometrie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9"><draw:path text:anchor-type="paragraph" draw:z-index="26" draw:name="Fond_Num_Serie_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27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0" draw:name="Ligne_Entete_Pair_Geometrie_1col" draw:style-name="Mgr10" draw:text-style-name="MP3" svg:x1="16.023cm" svg:y1="0.36cm" svg:x2="20.496cm" svg:y2="0.36cm"><text:p/></draw:line><draw:g text:anchor-type="paragraph" draw:z-index="3" draw:name="Fond_Num_Page_Pair_Geometrie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17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24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8" draw:name="Ligne_Entete_Impair_Numerique_2col" draw:style-name="Mgr14" draw:text-style-name="MP3" svg:x1="16.023cm" svg:y1="0.36cm" svg:x2="20.496cm" svg:y2="0.36cm"><text:p/></draw:line><draw:line text:anchor-type="paragraph" draw:z-index="22" draw:name="Ligne_Verticale_Impair_Numerique_2col" draw:style-name="Mgr14" draw:text-style-name="MP3" svg:x1="9.477cm" svg:y1="2.007cm" svg:x2="9.477cm" svg:y2="27.044cm"><text:p/></draw:line><draw:g text:anchor-type="paragraph" draw:z-index="0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19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20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1" draw:name="Ligne_Entete_Pair_Numerique_2col" draw:style-name="Mgr14" draw:text-style-name="MP3" svg:x1="16.023cm" svg:y1="0.36cm" svg:x2="20.496cm" svg:y2="0.36cm"><text:p/></draw:line><draw:line text:anchor-type="paragraph" draw:z-index="23" draw:name="Ligne_Verticale_Pair_Numerique_2col" draw:style-name="Mgr14" draw:text-style-name="MP3" svg:x1="9.477cm" svg:y1="2.007cm" svg:x2="9.477cm" svg:y2="27.044cm"><text:p/></draw:line><draw:g text:anchor-type="paragraph" draw:z-index="1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8:53:52.018000000</meta:creation-date>
    <meta:initial-creator>M. KHARROUBI</meta:initial-creator>
    <meta:editing-duration>PT57M11S</meta:editing-duration>
    <meta:editing-cycles>9</meta:editing-cycles>
    <meta:generator>LibreOffice/7.6.1.2$Linux_X86_64 LibreOffice_project/f5defcebd022c5bc36bbb79be232cb6926d8f674</meta:generator>
    <dc:date>2024-07-04T08:34:05.488892258</dc:date>
    <meta:document-statistic meta:table-count="4" meta:image-count="0" meta:object-count="5" meta:page-count="2" meta:paragraph-count="121" meta:word-count="369" meta:character-count="3764" meta:non-whitespace-character-count="3413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

<file path=Object 1/content.xml><?xml version="1.0" encoding="utf-8"?>
<math xmlns="http://www.w3.org/1998/Math/MathML" display="block">
  <semantics>
    <mover accent="true">
      <mi>MNP</mi>
      <mo stretchy="true">^</mo>
    </mover>
    <annotation encoding="StarMath 5.0">widehat {MNP}</annotation>
  </semantics>
</math>
</file>

<file path=Object 10/content.xml><?xml version="1.0" encoding="utf-8"?>
<math xmlns="http://www.w3.org/1998/Math/MathML" display="block">
  <semantics>
    <mover accent="true">
      <mstyle mathvariant="normal">
        <mi>SEN</mi>
      </mstyle>
      <mo stretchy="true">^</mo>
    </mover>
    <annotation encoding="StarMath 5.0">widehat nitalic {SEN}</annotation>
  </semantics>
</math>
</file>

<file path=Object 11/content.xml><?xml version="1.0" encoding="utf-8"?>
<math xmlns="http://www.w3.org/1998/Math/MathML" display="block">
  <semantics>
    <mover accent="true">
      <mstyle mathvariant="normal">
        <mi>SNE</mi>
      </mstyle>
      <mo stretchy="true">^</mo>
    </mover>
    <annotation encoding="StarMath 5.0"> widehat nitalic  {SNE}</annotation>
  </semantics>
</math>
</file>

<file path=Object 2/content.xml><?xml version="1.0" encoding="utf-8"?>
<math xmlns="http://www.w3.org/1998/Math/MathML" display="block">
  <semantics>
    <mover accent="true">
      <mi>PMN</mi>
      <mo stretchy="true">^</mo>
    </mover>
    <annotation encoding="StarMath 5.0">widehat {PMN}</annotation>
  </semantics>
</math>
</file>

<file path=Object 3/content.xml><?xml version="1.0" encoding="utf-8"?>
<math xmlns="http://www.w3.org/1998/Math/MathML" display="block">
  <semantics>
    <mover accent="true">
      <mi>NPM</mi>
      <mo stretchy="true">^</mo>
    </mover>
    <annotation encoding="StarMath 5.0">widehat {NPM}</annotation>
  </semantics>
</math>
</file>